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3cm"/>
    </style:style>
    <style:style style:name="co2" style:family="table-column">
      <style:table-column-properties fo:break-before="auto" style:column-width="2.91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R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formula="of:=CONCATENATE(&quot;RR&quot;;[.B$1];&quot;_ON&lt;&quot;;[.$A2];&quot;&gt;&quot;)" office:value-type="string" office:string-value="RR0_ON&lt;0&gt;">
            <text:p>RR0_ON&lt;0&gt;</text:p>
          </table:table-cell>
          <table:table-cell table:formula="of:=CONCATENATE(&quot;RR&quot;;[.C$1];&quot;_ON&lt;&quot;;[.$A2];&quot;&gt;&quot;)" office:value-type="string" office:string-value="RR1_ON&lt;0&gt;">
            <text:p>RR1_ON&lt;0&gt;</text:p>
          </table:table-cell>
          <table:table-cell table:formula="of:=CONCATENATE(&quot;RR&quot;;[.D$1];&quot;_ON&lt;&quot;;[.$A2];&quot;&gt;&quot;)" office:value-type="string" office:string-value="RR2_ON&lt;0&gt;">
            <text:p>RR2_ON&lt;0&gt;</text:p>
          </table:table-cell>
          <table:table-cell table:formula="of:=CONCATENATE(&quot;RR&quot;;[.E$1];&quot;_ON&lt;&quot;;[.$A2];&quot;&gt;&quot;)" office:value-type="string" office:string-value="RR3_ON&lt;0&gt;">
            <text:p>RR3_ON&lt;0&gt;</text:p>
          </table:table-cell>
          <table:table-cell table:formula="of:=CONCATENATE(&quot;RR&quot;;[.F$1];&quot;_ON&lt;&quot;;[.$A2];&quot;&gt;&quot;)" office:value-type="string" office:string-value="RR4_ON&lt;0&gt;">
            <text:p>RR4_ON&lt;0&gt;</text:p>
          </table:table-cell>
          <table:table-cell table:formula="of:=CONCATENATE(&quot;RR&quot;;[.G$1];&quot;_ON&lt;&quot;;[.$A2];&quot;&gt;&quot;)" office:value-type="string" office:string-value="RR5_ON&lt;0&gt;">
            <text:p>RR5_ON&lt;0&gt;</text:p>
          </table:table-cell>
          <table:table-cell table:formula="of:=CONCATENATE(&quot;RR&quot;;[.H$1];&quot;_ON&lt;&quot;;[.$A2];&quot;&gt;&quot;)" office:value-type="string" office:string-value="RR6_ON&lt;0&gt;">
            <text:p>RR6_ON&lt;0&gt;</text:p>
          </table:table-cell>
          <table:table-cell table:formula="of:=CONCATENATE(&quot;RR&quot;;[.I$1];&quot;_ON&lt;&quot;;[.$A2];&quot;&gt;&quot;)" office:value-type="string" office:string-value="RR7_ON&lt;0&gt;">
            <text:p>RR7_ON&lt;0&gt;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formula="of:=CONCATENATE(&quot;RR&quot;;[.B$1];&quot;_ON&lt;&quot;;[.$A3];&quot;&gt;&quot;)" office:value-type="string" office:string-value="RR0_ON&lt;1&gt;">
            <text:p>RR0_ON&lt;1&gt;</text:p>
          </table:table-cell>
          <table:table-cell table:formula="of:=CONCATENATE(&quot;RR&quot;;[.C$1];&quot;_ON&lt;&quot;;[.$A3];&quot;&gt;&quot;)" office:value-type="string" office:string-value="RR1_ON&lt;1&gt;">
            <text:p>RR1_ON&lt;1&gt;</text:p>
          </table:table-cell>
          <table:table-cell table:formula="of:=CONCATENATE(&quot;RR&quot;;[.D$1];&quot;_ON&lt;&quot;;[.$A3];&quot;&gt;&quot;)" office:value-type="string" office:string-value="RR2_ON&lt;1&gt;">
            <text:p>RR2_ON&lt;1&gt;</text:p>
          </table:table-cell>
          <table:table-cell table:formula="of:=CONCATENATE(&quot;RR&quot;;[.E$1];&quot;_ON&lt;&quot;;[.$A3];&quot;&gt;&quot;)" office:value-type="string" office:string-value="RR3_ON&lt;1&gt;">
            <text:p>RR3_ON&lt;1&gt;</text:p>
          </table:table-cell>
          <table:table-cell table:formula="of:=CONCATENATE(&quot;RR&quot;;[.F$1];&quot;_ON&lt;&quot;;[.$A3];&quot;&gt;&quot;)" office:value-type="string" office:string-value="RR4_ON&lt;1&gt;">
            <text:p>RR4_ON&lt;1&gt;</text:p>
          </table:table-cell>
          <table:table-cell table:formula="of:=CONCATENATE(&quot;RR&quot;;[.G$1];&quot;_ON&lt;&quot;;[.$A3];&quot;&gt;&quot;)" office:value-type="string" office:string-value="RR5_ON&lt;1&gt;">
            <text:p>RR5_ON&lt;1&gt;</text:p>
          </table:table-cell>
          <table:table-cell table:formula="of:=CONCATENATE(&quot;RR&quot;;[.H$1];&quot;_ON&lt;&quot;;[.$A3];&quot;&gt;&quot;)" office:value-type="string" office:string-value="RR6_ON&lt;1&gt;">
            <text:p>RR6_ON&lt;1&gt;</text:p>
          </table:table-cell>
          <table:table-cell table:formula="of:=CONCATENATE(&quot;RR&quot;;[.I$1];&quot;_ON&lt;&quot;;[.$A3];&quot;&gt;&quot;)" office:value-type="string" office:string-value="RR7_ON&lt;1&gt;">
            <text:p>RR7_ON&lt;1&gt;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formula="of:=CONCATENATE(&quot;RR&quot;;[.B$1];&quot;_ON&lt;&quot;;[.$A4];&quot;&gt;&quot;)" office:value-type="string" office:string-value="RR0_ON&lt;2&gt;">
            <text:p>RR0_ON&lt;2&gt;</text:p>
          </table:table-cell>
          <table:table-cell table:formula="of:=CONCATENATE(&quot;RR&quot;;[.C$1];&quot;_ON&lt;&quot;;[.$A4];&quot;&gt;&quot;)" office:value-type="string" office:string-value="RR1_ON&lt;2&gt;">
            <text:p>RR1_ON&lt;2&gt;</text:p>
          </table:table-cell>
          <table:table-cell table:formula="of:=CONCATENATE(&quot;RR&quot;;[.D$1];&quot;_ON&lt;&quot;;[.$A4];&quot;&gt;&quot;)" office:value-type="string" office:string-value="RR2_ON&lt;2&gt;">
            <text:p>RR2_ON&lt;2&gt;</text:p>
          </table:table-cell>
          <table:table-cell table:formula="of:=CONCATENATE(&quot;RR&quot;;[.E$1];&quot;_ON&lt;&quot;;[.$A4];&quot;&gt;&quot;)" office:value-type="string" office:string-value="RR3_ON&lt;2&gt;">
            <text:p>RR3_ON&lt;2&gt;</text:p>
          </table:table-cell>
          <table:table-cell table:formula="of:=CONCATENATE(&quot;RR&quot;;[.F$1];&quot;_ON&lt;&quot;;[.$A4];&quot;&gt;&quot;)" office:value-type="string" office:string-value="RR4_ON&lt;2&gt;">
            <text:p>RR4_ON&lt;2&gt;</text:p>
          </table:table-cell>
          <table:table-cell table:formula="of:=CONCATENATE(&quot;RR&quot;;[.G$1];&quot;_ON&lt;&quot;;[.$A4];&quot;&gt;&quot;)" office:value-type="string" office:string-value="RR5_ON&lt;2&gt;">
            <text:p>RR5_ON&lt;2&gt;</text:p>
          </table:table-cell>
          <table:table-cell table:formula="of:=CONCATENATE(&quot;RR&quot;;[.H$1];&quot;_ON&lt;&quot;;[.$A4];&quot;&gt;&quot;)" office:value-type="string" office:string-value="RR6_ON&lt;2&gt;">
            <text:p>RR6_ON&lt;2&gt;</text:p>
          </table:table-cell>
          <table:table-cell table:formula="of:=CONCATENATE(&quot;RR&quot;;[.I$1];&quot;_ON&lt;&quot;;[.$A4];&quot;&gt;&quot;)" office:value-type="string" office:string-value="RR7_ON&lt;2&gt;">
            <text:p>RR7_ON&lt;2&gt;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formula="of:=CONCATENATE(&quot;RR&quot;;[.B$1];&quot;_ON&lt;&quot;;[.$A5];&quot;&gt;&quot;)" office:value-type="string" office:string-value="RR0_ON&lt;3&gt;">
            <text:p>RR0_ON&lt;3&gt;</text:p>
          </table:table-cell>
          <table:table-cell table:formula="of:=CONCATENATE(&quot;RR&quot;;[.C$1];&quot;_ON&lt;&quot;;[.$A5];&quot;&gt;&quot;)" office:value-type="string" office:string-value="RR1_ON&lt;3&gt;">
            <text:p>RR1_ON&lt;3&gt;</text:p>
          </table:table-cell>
          <table:table-cell table:formula="of:=CONCATENATE(&quot;RR&quot;;[.D$1];&quot;_ON&lt;&quot;;[.$A5];&quot;&gt;&quot;)" office:value-type="string" office:string-value="RR2_ON&lt;3&gt;">
            <text:p>RR2_ON&lt;3&gt;</text:p>
          </table:table-cell>
          <table:table-cell table:formula="of:=CONCATENATE(&quot;RR&quot;;[.E$1];&quot;_ON&lt;&quot;;[.$A5];&quot;&gt;&quot;)" office:value-type="string" office:string-value="RR3_ON&lt;3&gt;">
            <text:p>RR3_ON&lt;3&gt;</text:p>
          </table:table-cell>
          <table:table-cell table:formula="of:=CONCATENATE(&quot;RR&quot;;[.F$1];&quot;_ON&lt;&quot;;[.$A5];&quot;&gt;&quot;)" office:value-type="string" office:string-value="RR4_ON&lt;3&gt;">
            <text:p>RR4_ON&lt;3&gt;</text:p>
          </table:table-cell>
          <table:table-cell table:formula="of:=CONCATENATE(&quot;RR&quot;;[.G$1];&quot;_ON&lt;&quot;;[.$A5];&quot;&gt;&quot;)" office:value-type="string" office:string-value="RR5_ON&lt;3&gt;">
            <text:p>RR5_ON&lt;3&gt;</text:p>
          </table:table-cell>
          <table:table-cell table:formula="of:=CONCATENATE(&quot;RR&quot;;[.H$1];&quot;_ON&lt;&quot;;[.$A5];&quot;&gt;&quot;)" office:value-type="string" office:string-value="RR6_ON&lt;3&gt;">
            <text:p>RR6_ON&lt;3&gt;</text:p>
          </table:table-cell>
          <table:table-cell table:formula="of:=CONCATENATE(&quot;RR&quot;;[.I$1];&quot;_ON&lt;&quot;;[.$A5];&quot;&gt;&quot;)" office:value-type="string" office:string-value="RR7_ON&lt;3&gt;">
            <text:p>RR7_ON&lt;3&gt;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formula="of:=CONCATENATE(&quot;RR&quot;;[.B$1];&quot;_ON&lt;&quot;;[.$A6];&quot;&gt;&quot;)" office:value-type="string" office:string-value="RR0_ON&lt;4&gt;">
            <text:p>RR0_ON&lt;4&gt;</text:p>
          </table:table-cell>
          <table:table-cell table:formula="of:=CONCATENATE(&quot;RR&quot;;[.C$1];&quot;_ON&lt;&quot;;[.$A6];&quot;&gt;&quot;)" office:value-type="string" office:string-value="RR1_ON&lt;4&gt;">
            <text:p>RR1_ON&lt;4&gt;</text:p>
          </table:table-cell>
          <table:table-cell table:formula="of:=CONCATENATE(&quot;RR&quot;;[.D$1];&quot;_ON&lt;&quot;;[.$A6];&quot;&gt;&quot;)" office:value-type="string" office:string-value="RR2_ON&lt;4&gt;">
            <text:p>RR2_ON&lt;4&gt;</text:p>
          </table:table-cell>
          <table:table-cell table:formula="of:=CONCATENATE(&quot;RR&quot;;[.E$1];&quot;_ON&lt;&quot;;[.$A6];&quot;&gt;&quot;)" office:value-type="string" office:string-value="RR3_ON&lt;4&gt;">
            <text:p>RR3_ON&lt;4&gt;</text:p>
          </table:table-cell>
          <table:table-cell table:formula="of:=CONCATENATE(&quot;RR&quot;;[.F$1];&quot;_ON&lt;&quot;;[.$A6];&quot;&gt;&quot;)" office:value-type="string" office:string-value="RR4_ON&lt;4&gt;">
            <text:p>RR4_ON&lt;4&gt;</text:p>
          </table:table-cell>
          <table:table-cell table:formula="of:=CONCATENATE(&quot;RR&quot;;[.G$1];&quot;_ON&lt;&quot;;[.$A6];&quot;&gt;&quot;)" office:value-type="string" office:string-value="RR5_ON&lt;4&gt;">
            <text:p>RR5_ON&lt;4&gt;</text:p>
          </table:table-cell>
          <table:table-cell table:formula="of:=CONCATENATE(&quot;RR&quot;;[.H$1];&quot;_ON&lt;&quot;;[.$A6];&quot;&gt;&quot;)" office:value-type="string" office:string-value="RR6_ON&lt;4&gt;">
            <text:p>RR6_ON&lt;4&gt;</text:p>
          </table:table-cell>
          <table:table-cell table:formula="of:=CONCATENATE(&quot;RR&quot;;[.I$1];&quot;_ON&lt;&quot;;[.$A6];&quot;&gt;&quot;)" office:value-type="string" office:string-value="RR7_ON&lt;4&gt;">
            <text:p>RR7_ON&lt;4&gt;</text:p>
          </table:table-cell>
          <table:table-cell table:number-columns-repeated="2"/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  <table:table-cell table:formula="of:=&quot;nACKRREQ&lt;0&gt;&quot;" office:value-type="string" office:string-value="nACKRREQ&lt;0&gt;">
            <text:p>nACKRREQ&lt;0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CONCATENATE(&quot;RR&quot;;[.B$1];&quot;_ON&lt;&quot;;[.$A7];&quot;&gt;&quot;)" office:value-type="string" office:string-value="RR0_ON&lt;5&gt;">
            <text:p>RR0_ON&lt;5&gt;</text:p>
          </table:table-cell>
          <table:table-cell table:formula="of:=CONCATENATE(&quot;RR&quot;;[.C$1];&quot;_ON&lt;&quot;;[.$A7];&quot;&gt;&quot;)" office:value-type="string" office:string-value="RR1_ON&lt;5&gt;">
            <text:p>RR1_ON&lt;5&gt;</text:p>
          </table:table-cell>
          <table:table-cell table:formula="of:=CONCATENATE(&quot;RR&quot;;[.D$1];&quot;_ON&lt;&quot;;[.$A7];&quot;&gt;&quot;)" office:value-type="string" office:string-value="RR2_ON&lt;5&gt;">
            <text:p>RR2_ON&lt;5&gt;</text:p>
          </table:table-cell>
          <table:table-cell table:formula="of:=CONCATENATE(&quot;RR&quot;;[.E$1];&quot;_ON&lt;&quot;;[.$A7];&quot;&gt;&quot;)" office:value-type="string" office:string-value="RR3_ON&lt;5&gt;">
            <text:p>RR3_ON&lt;5&gt;</text:p>
          </table:table-cell>
          <table:table-cell table:formula="of:=CONCATENATE(&quot;RR&quot;;[.F$1];&quot;_ON&lt;&quot;;[.$A7];&quot;&gt;&quot;)" office:value-type="string" office:string-value="RR4_ON&lt;5&gt;">
            <text:p>RR4_ON&lt;5&gt;</text:p>
          </table:table-cell>
          <table:table-cell table:formula="of:=CONCATENATE(&quot;RR&quot;;[.G$1];&quot;_ON&lt;&quot;;[.$A7];&quot;&gt;&quot;)" office:value-type="string" office:string-value="RR5_ON&lt;5&gt;">
            <text:p>RR5_ON&lt;5&gt;</text:p>
          </table:table-cell>
          <table:table-cell table:formula="of:=CONCATENATE(&quot;RR&quot;;[.H$1];&quot;_ON&lt;&quot;;[.$A7];&quot;&gt;&quot;)" office:value-type="string" office:string-value="RR6_ON&lt;5&gt;">
            <text:p>RR6_ON&lt;5&gt;</text:p>
          </table:table-cell>
          <table:table-cell table:formula="of:=CONCATENATE(&quot;RR&quot;;[.I$1];&quot;_ON&lt;&quot;;[.$A7];&quot;&gt;&quot;)" office:value-type="string" office:string-value="RR7_ON&lt;5&gt;">
            <text:p>RR7_ON&lt;5&gt;</text:p>
          </table:table-cell>
          <table:table-cell table:number-columns-repeated="2"/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  <table:table-cell table:formula="of:=&quot;nACKRREQ&lt;1&gt;&quot;" office:value-type="string" office:string-value="nACKRREQ&lt;1&gt;">
            <text:p>nACKRREQ&lt;1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CONCATENATE(&quot;RR&quot;;[.B$1];&quot;_ON&lt;&quot;;[.$A8];&quot;&gt;&quot;)" office:value-type="string" office:string-value="RR0_ON&lt;6&gt;">
            <text:p>RR0_ON&lt;6&gt;</text:p>
          </table:table-cell>
          <table:table-cell table:formula="of:=CONCATENATE(&quot;RR&quot;;[.C$1];&quot;_ON&lt;&quot;;[.$A8];&quot;&gt;&quot;)" office:value-type="string" office:string-value="RR1_ON&lt;6&gt;">
            <text:p>RR1_ON&lt;6&gt;</text:p>
          </table:table-cell>
          <table:table-cell table:formula="of:=CONCATENATE(&quot;RR&quot;;[.D$1];&quot;_ON&lt;&quot;;[.$A8];&quot;&gt;&quot;)" office:value-type="string" office:string-value="RR2_ON&lt;6&gt;">
            <text:p>RR2_ON&lt;6&gt;</text:p>
          </table:table-cell>
          <table:table-cell table:formula="of:=CONCATENATE(&quot;RR&quot;;[.E$1];&quot;_ON&lt;&quot;;[.$A8];&quot;&gt;&quot;)" office:value-type="string" office:string-value="RR3_ON&lt;6&gt;">
            <text:p>RR3_ON&lt;6&gt;</text:p>
          </table:table-cell>
          <table:table-cell table:formula="of:=CONCATENATE(&quot;RR&quot;;[.F$1];&quot;_ON&lt;&quot;;[.$A8];&quot;&gt;&quot;)" office:value-type="string" office:string-value="RR4_ON&lt;6&gt;">
            <text:p>RR4_ON&lt;6&gt;</text:p>
          </table:table-cell>
          <table:table-cell table:formula="of:=CONCATENATE(&quot;RR&quot;;[.G$1];&quot;_ON&lt;&quot;;[.$A8];&quot;&gt;&quot;)" office:value-type="string" office:string-value="RR5_ON&lt;6&gt;">
            <text:p>RR5_ON&lt;6&gt;</text:p>
          </table:table-cell>
          <table:table-cell table:formula="of:=CONCATENATE(&quot;RR&quot;;[.H$1];&quot;_ON&lt;&quot;;[.$A8];&quot;&gt;&quot;)" office:value-type="string" office:string-value="RR6_ON&lt;6&gt;">
            <text:p>RR6_ON&lt;6&gt;</text:p>
          </table:table-cell>
          <table:table-cell table:formula="of:=CONCATENATE(&quot;RR&quot;;[.I$1];&quot;_ON&lt;&quot;;[.$A8];&quot;&gt;&quot;)" office:value-type="string" office:string-value="RR7_ON&lt;6&gt;">
            <text:p>RR7_ON&lt;6&gt;</text:p>
          </table:table-cell>
          <table:table-cell table:number-columns-repeated="2"/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  <table:table-cell table:formula="of:=&quot;nACKRREQ&lt;2&gt;&quot;" office:value-type="string" office:string-value="nACKRREQ&lt;2&gt;">
            <text:p>nACKRREQ&lt;2&gt;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CONCATENATE(&quot;RR&quot;;[.B$1];&quot;_ON&lt;&quot;;[.$A9];&quot;&gt;&quot;)" office:value-type="string" office:string-value="RR0_ON&lt;7&gt;">
            <text:p>RR0_ON&lt;7&gt;</text:p>
          </table:table-cell>
          <table:table-cell table:formula="of:=CONCATENATE(&quot;RR&quot;;[.C$1];&quot;_ON&lt;&quot;;[.$A9];&quot;&gt;&quot;)" office:value-type="string" office:string-value="RR1_ON&lt;7&gt;">
            <text:p>RR1_ON&lt;7&gt;</text:p>
          </table:table-cell>
          <table:table-cell table:formula="of:=CONCATENATE(&quot;RR&quot;;[.D$1];&quot;_ON&lt;&quot;;[.$A9];&quot;&gt;&quot;)" office:value-type="string" office:string-value="RR2_ON&lt;7&gt;">
            <text:p>RR2_ON&lt;7&gt;</text:p>
          </table:table-cell>
          <table:table-cell table:formula="of:=CONCATENATE(&quot;RR&quot;;[.E$1];&quot;_ON&lt;&quot;;[.$A9];&quot;&gt;&quot;)" office:value-type="string" office:string-value="RR3_ON&lt;7&gt;">
            <text:p>RR3_ON&lt;7&gt;</text:p>
          </table:table-cell>
          <table:table-cell table:formula="of:=CONCATENATE(&quot;RR&quot;;[.F$1];&quot;_ON&lt;&quot;;[.$A9];&quot;&gt;&quot;)" office:value-type="string" office:string-value="RR4_ON&lt;7&gt;">
            <text:p>RR4_ON&lt;7&gt;</text:p>
          </table:table-cell>
          <table:table-cell table:formula="of:=CONCATENATE(&quot;RR&quot;;[.G$1];&quot;_ON&lt;&quot;;[.$A9];&quot;&gt;&quot;)" office:value-type="string" office:string-value="RR5_ON&lt;7&gt;">
            <text:p>RR5_ON&lt;7&gt;</text:p>
          </table:table-cell>
          <table:table-cell table:formula="of:=CONCATENATE(&quot;RR&quot;;[.H$1];&quot;_ON&lt;&quot;;[.$A9];&quot;&gt;&quot;)" office:value-type="string" office:string-value="RR6_ON&lt;7&gt;">
            <text:p>RR6_ON&lt;7&gt;</text:p>
          </table:table-cell>
          <table:table-cell table:formula="of:=CONCATENATE(&quot;RR&quot;;[.I$1];&quot;_ON&lt;&quot;;[.$A9];&quot;&gt;&quot;)" office:value-type="string" office:string-value="RR7_ON&lt;7&gt;">
            <text:p>RR7_ON&lt;7&gt;</text:p>
          </table:table-cell>
          <table:table-cell table:number-columns-repeated="2"/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  <table:table-cell table:formula="of:=&quot;nACKRREQ&lt;3&gt;&quot;" office:value-type="string" office:string-value="nACKRREQ&lt;3&gt;">
            <text:p>nACKRREQ&lt;3&gt;</text:p>
          </table:table-cell>
        </table:table-row>
        <table:table-row table:style-name="ro1">
          <table:table-cell table:number-columns-repeated="11"/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  <table:table-cell table:formula="of:=&quot;nACKRREQ&lt;4&gt;&quot;" office:value-type="string" office:string-value="nACKRREQ&lt;4&gt;">
            <text:p>nACKRREQ&lt;4&gt;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CONCATENATE(&quot;RR&quot;;[.B$1];&quot;_OFF&lt;&quot;;[.$A11];&quot;&gt;&quot;)" office:value-type="string" office:string-value="RR0_OFF&lt;0&gt;">
            <text:p>RR0_OFF&lt;0&gt;</text:p>
          </table:table-cell>
          <table:table-cell table:formula="of:=CONCATENATE(&quot;RR&quot;;[.C$1];&quot;_OFF&lt;&quot;;[.$A11];&quot;&gt;&quot;)" office:value-type="string" office:string-value="RR1_OFF&lt;0&gt;">
            <text:p>RR1_OFF&lt;0&gt;</text:p>
          </table:table-cell>
          <table:table-cell table:formula="of:=CONCATENATE(&quot;RR&quot;;[.D$1];&quot;_OFF&lt;&quot;;[.$A11];&quot;&gt;&quot;)" office:value-type="string" office:string-value="RR2_OFF&lt;0&gt;">
            <text:p>RR2_OFF&lt;0&gt;</text:p>
          </table:table-cell>
          <table:table-cell table:formula="of:=CONCATENATE(&quot;RR&quot;;[.E$1];&quot;_OFF&lt;&quot;;[.$A11];&quot;&gt;&quot;)" office:value-type="string" office:string-value="RR3_OFF&lt;0&gt;">
            <text:p>RR3_OFF&lt;0&gt;</text:p>
          </table:table-cell>
          <table:table-cell table:formula="of:=CONCATENATE(&quot;RR&quot;;[.F$1];&quot;_OFF&lt;&quot;;[.$A11];&quot;&gt;&quot;)" office:value-type="string" office:string-value="RR4_OFF&lt;0&gt;">
            <text:p>RR4_OFF&lt;0&gt;</text:p>
          </table:table-cell>
          <table:table-cell table:formula="of:=CONCATENATE(&quot;RR&quot;;[.G$1];&quot;_OFF&lt;&quot;;[.$A11];&quot;&gt;&quot;)" office:value-type="string" office:string-value="RR5_OFF&lt;0&gt;">
            <text:p>RR5_OFF&lt;0&gt;</text:p>
          </table:table-cell>
          <table:table-cell table:formula="of:=CONCATENATE(&quot;RR&quot;;[.H$1];&quot;_OFF&lt;&quot;;[.$A11];&quot;&gt;&quot;)" office:value-type="string" office:string-value="RR6_OFF&lt;0&gt;">
            <text:p>RR6_OFF&lt;0&gt;</text:p>
          </table:table-cell>
          <table:table-cell table:formula="of:=CONCATENATE(&quot;RR&quot;;[.I$1];&quot;_OFF&lt;&quot;;[.$A11];&quot;&gt;&quot;)" office:value-type="string" office:string-value="RR7_OFF&lt;0&gt;">
            <text:p>RR7_OFF&lt;0&gt;</text:p>
          </table:table-cell>
          <table:table-cell table:number-columns-repeated="2"/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  <table:table-cell table:formula="of:=&quot;nACKRREQ&lt;5&gt;&quot;" office:value-type="string" office:string-value="nACKRREQ&lt;5&gt;">
            <text:p>nACKRREQ&lt;5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CONCATENATE(&quot;RR&quot;;[.B$1];&quot;_OFF&lt;&quot;;[.$A12];&quot;&gt;&quot;)" office:value-type="string" office:string-value="RR0_OFF&lt;1&gt;">
            <text:p>RR0_OFF&lt;1&gt;</text:p>
          </table:table-cell>
          <table:table-cell table:formula="of:=CONCATENATE(&quot;RR&quot;;[.C$1];&quot;_OFF&lt;&quot;;[.$A12];&quot;&gt;&quot;)" office:value-type="string" office:string-value="RR1_OFF&lt;1&gt;">
            <text:p>RR1_OFF&lt;1&gt;</text:p>
          </table:table-cell>
          <table:table-cell table:formula="of:=CONCATENATE(&quot;RR&quot;;[.D$1];&quot;_OFF&lt;&quot;;[.$A12];&quot;&gt;&quot;)" office:value-type="string" office:string-value="RR2_OFF&lt;1&gt;">
            <text:p>RR2_OFF&lt;1&gt;</text:p>
          </table:table-cell>
          <table:table-cell table:formula="of:=CONCATENATE(&quot;RR&quot;;[.E$1];&quot;_OFF&lt;&quot;;[.$A12];&quot;&gt;&quot;)" office:value-type="string" office:string-value="RR3_OFF&lt;1&gt;">
            <text:p>RR3_OFF&lt;1&gt;</text:p>
          </table:table-cell>
          <table:table-cell table:formula="of:=CONCATENATE(&quot;RR&quot;;[.F$1];&quot;_OFF&lt;&quot;;[.$A12];&quot;&gt;&quot;)" office:value-type="string" office:string-value="RR4_OFF&lt;1&gt;">
            <text:p>RR4_OFF&lt;1&gt;</text:p>
          </table:table-cell>
          <table:table-cell table:formula="of:=CONCATENATE(&quot;RR&quot;;[.G$1];&quot;_OFF&lt;&quot;;[.$A12];&quot;&gt;&quot;)" office:value-type="string" office:string-value="RR5_OFF&lt;1&gt;">
            <text:p>RR5_OFF&lt;1&gt;</text:p>
          </table:table-cell>
          <table:table-cell table:formula="of:=CONCATENATE(&quot;RR&quot;;[.H$1];&quot;_OFF&lt;&quot;;[.$A12];&quot;&gt;&quot;)" office:value-type="string" office:string-value="RR6_OFF&lt;1&gt;">
            <text:p>RR6_OFF&lt;1&gt;</text:p>
          </table:table-cell>
          <table:table-cell table:formula="of:=CONCATENATE(&quot;RR&quot;;[.I$1];&quot;_OFF&lt;&quot;;[.$A12];&quot;&gt;&quot;)" office:value-type="string" office:string-value="RR7_OFF&lt;1&gt;">
            <text:p>RR7_OFF&lt;1&gt;</text:p>
          </table:table-cell>
          <table:table-cell table:number-columns-repeated="2"/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  <table:table-cell table:formula="of:=&quot;nACKRREQ&lt;6&gt;&quot;" office:value-type="string" office:string-value="nACKRREQ&lt;6&gt;">
            <text:p>nACKRREQ&lt;6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ONCATENATE(&quot;RR&quot;;[.B$1];&quot;_OFF&lt;&quot;;[.$A13];&quot;&gt;&quot;)" office:value-type="string" office:string-value="RR0_OFF&lt;2&gt;">
            <text:p>RR0_OFF&lt;2&gt;</text:p>
          </table:table-cell>
          <table:table-cell table:formula="of:=CONCATENATE(&quot;RR&quot;;[.C$1];&quot;_OFF&lt;&quot;;[.$A13];&quot;&gt;&quot;)" office:value-type="string" office:string-value="RR1_OFF&lt;2&gt;">
            <text:p>RR1_OFF&lt;2&gt;</text:p>
          </table:table-cell>
          <table:table-cell table:formula="of:=CONCATENATE(&quot;RR&quot;;[.D$1];&quot;_OFF&lt;&quot;;[.$A13];&quot;&gt;&quot;)" office:value-type="string" office:string-value="RR2_OFF&lt;2&gt;">
            <text:p>RR2_OFF&lt;2&gt;</text:p>
          </table:table-cell>
          <table:table-cell table:formula="of:=CONCATENATE(&quot;RR&quot;;[.E$1];&quot;_OFF&lt;&quot;;[.$A13];&quot;&gt;&quot;)" office:value-type="string" office:string-value="RR3_OFF&lt;2&gt;">
            <text:p>RR3_OFF&lt;2&gt;</text:p>
          </table:table-cell>
          <table:table-cell table:formula="of:=CONCATENATE(&quot;RR&quot;;[.F$1];&quot;_OFF&lt;&quot;;[.$A13];&quot;&gt;&quot;)" office:value-type="string" office:string-value="RR4_OFF&lt;2&gt;">
            <text:p>RR4_OFF&lt;2&gt;</text:p>
          </table:table-cell>
          <table:table-cell table:formula="of:=CONCATENATE(&quot;RR&quot;;[.G$1];&quot;_OFF&lt;&quot;;[.$A13];&quot;&gt;&quot;)" office:value-type="string" office:string-value="RR5_OFF&lt;2&gt;">
            <text:p>RR5_OFF&lt;2&gt;</text:p>
          </table:table-cell>
          <table:table-cell table:formula="of:=CONCATENATE(&quot;RR&quot;;[.H$1];&quot;_OFF&lt;&quot;;[.$A13];&quot;&gt;&quot;)" office:value-type="string" office:string-value="RR6_OFF&lt;2&gt;">
            <text:p>RR6_OFF&lt;2&gt;</text:p>
          </table:table-cell>
          <table:table-cell table:formula="of:=CONCATENATE(&quot;RR&quot;;[.I$1];&quot;_OFF&lt;&quot;;[.$A13];&quot;&gt;&quot;)" office:value-type="string" office:string-value="RR7_OFF&lt;2&gt;">
            <text:p>RR7_OFF&lt;2&gt;</text:p>
          </table:table-cell>
          <table:table-cell table:number-columns-repeated="2"/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  <table:table-cell table:formula="of:=&quot;nACKRREQ&lt;7&gt;&quot;" office:value-type="string" office:string-value="nACKRREQ&lt;7&gt;">
            <text:p>nACKRREQ&lt;7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ONCATENATE(&quot;RR&quot;;[.B$1];&quot;_OFF&lt;&quot;;[.$A14];&quot;&gt;&quot;)" office:value-type="string" office:string-value="RR0_OFF&lt;3&gt;">
            <text:p>RR0_OFF&lt;3&gt;</text:p>
          </table:table-cell>
          <table:table-cell table:formula="of:=CONCATENATE(&quot;RR&quot;;[.C$1];&quot;_OFF&lt;&quot;;[.$A14];&quot;&gt;&quot;)" office:value-type="string" office:string-value="RR1_OFF&lt;3&gt;">
            <text:p>RR1_OFF&lt;3&gt;</text:p>
          </table:table-cell>
          <table:table-cell table:formula="of:=CONCATENATE(&quot;RR&quot;;[.D$1];&quot;_OFF&lt;&quot;;[.$A14];&quot;&gt;&quot;)" office:value-type="string" office:string-value="RR2_OFF&lt;3&gt;">
            <text:p>RR2_OFF&lt;3&gt;</text:p>
          </table:table-cell>
          <table:table-cell table:formula="of:=CONCATENATE(&quot;RR&quot;;[.E$1];&quot;_OFF&lt;&quot;;[.$A14];&quot;&gt;&quot;)" office:value-type="string" office:string-value="RR3_OFF&lt;3&gt;">
            <text:p>RR3_OFF&lt;3&gt;</text:p>
          </table:table-cell>
          <table:table-cell table:formula="of:=CONCATENATE(&quot;RR&quot;;[.F$1];&quot;_OFF&lt;&quot;;[.$A14];&quot;&gt;&quot;)" office:value-type="string" office:string-value="RR4_OFF&lt;3&gt;">
            <text:p>RR4_OFF&lt;3&gt;</text:p>
          </table:table-cell>
          <table:table-cell table:formula="of:=CONCATENATE(&quot;RR&quot;;[.G$1];&quot;_OFF&lt;&quot;;[.$A14];&quot;&gt;&quot;)" office:value-type="string" office:string-value="RR5_OFF&lt;3&gt;">
            <text:p>RR5_OFF&lt;3&gt;</text:p>
          </table:table-cell>
          <table:table-cell table:formula="of:=CONCATENATE(&quot;RR&quot;;[.H$1];&quot;_OFF&lt;&quot;;[.$A14];&quot;&gt;&quot;)" office:value-type="string" office:string-value="RR6_OFF&lt;3&gt;">
            <text:p>RR6_OFF&lt;3&gt;</text:p>
          </table:table-cell>
          <table:table-cell table:formula="of:=CONCATENATE(&quot;RR&quot;;[.I$1];&quot;_OFF&lt;&quot;;[.$A14];&quot;&gt;&quot;)" office:value-type="string" office:string-value="RR7_OFF&lt;3&gt;">
            <text:p>RR7_OFF&lt;3&gt;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formula="of:=CONCATENATE(&quot;RR&quot;;[.B$1];&quot;_OFF&lt;&quot;;[.$A15];&quot;&gt;&quot;)" office:value-type="string" office:string-value="RR0_OFF&lt;4&gt;">
            <text:p>RR0_OFF&lt;4&gt;</text:p>
          </table:table-cell>
          <table:table-cell table:formula="of:=CONCATENATE(&quot;RR&quot;;[.C$1];&quot;_OFF&lt;&quot;;[.$A15];&quot;&gt;&quot;)" office:value-type="string" office:string-value="RR1_OFF&lt;4&gt;">
            <text:p>RR1_OFF&lt;4&gt;</text:p>
          </table:table-cell>
          <table:table-cell table:formula="of:=CONCATENATE(&quot;RR&quot;;[.D$1];&quot;_OFF&lt;&quot;;[.$A15];&quot;&gt;&quot;)" office:value-type="string" office:string-value="RR2_OFF&lt;4&gt;">
            <text:p>RR2_OFF&lt;4&gt;</text:p>
          </table:table-cell>
          <table:table-cell table:formula="of:=CONCATENATE(&quot;RR&quot;;[.E$1];&quot;_OFF&lt;&quot;;[.$A15];&quot;&gt;&quot;)" office:value-type="string" office:string-value="RR3_OFF&lt;4&gt;">
            <text:p>RR3_OFF&lt;4&gt;</text:p>
          </table:table-cell>
          <table:table-cell table:formula="of:=CONCATENATE(&quot;RR&quot;;[.F$1];&quot;_OFF&lt;&quot;;[.$A15];&quot;&gt;&quot;)" office:value-type="string" office:string-value="RR4_OFF&lt;4&gt;">
            <text:p>RR4_OFF&lt;4&gt;</text:p>
          </table:table-cell>
          <table:table-cell table:formula="of:=CONCATENATE(&quot;RR&quot;;[.G$1];&quot;_OFF&lt;&quot;;[.$A15];&quot;&gt;&quot;)" office:value-type="string" office:string-value="RR5_OFF&lt;4&gt;">
            <text:p>RR5_OFF&lt;4&gt;</text:p>
          </table:table-cell>
          <table:table-cell table:formula="of:=CONCATENATE(&quot;RR&quot;;[.H$1];&quot;_OFF&lt;&quot;;[.$A15];&quot;&gt;&quot;)" office:value-type="string" office:string-value="RR6_OFF&lt;4&gt;">
            <text:p>RR6_OFF&lt;4&gt;</text:p>
          </table:table-cell>
          <table:table-cell table:formula="of:=CONCATENATE(&quot;RR&quot;;[.I$1];&quot;_OFF&lt;&quot;;[.$A15];&quot;&gt;&quot;)" office:value-type="string" office:string-value="RR7_OFF&lt;4&gt;">
            <text:p>RR7_OFF&lt;4&gt;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formula="of:=CONCATENATE(&quot;RR&quot;;[.B$1];&quot;_OFF&lt;&quot;;[.$A16];&quot;&gt;&quot;)" office:value-type="string" office:string-value="RR0_OFF&lt;5&gt;">
            <text:p>RR0_OFF&lt;5&gt;</text:p>
          </table:table-cell>
          <table:table-cell table:formula="of:=CONCATENATE(&quot;RR&quot;;[.C$1];&quot;_OFF&lt;&quot;;[.$A16];&quot;&gt;&quot;)" office:value-type="string" office:string-value="RR1_OFF&lt;5&gt;">
            <text:p>RR1_OFF&lt;5&gt;</text:p>
          </table:table-cell>
          <table:table-cell table:formula="of:=CONCATENATE(&quot;RR&quot;;[.D$1];&quot;_OFF&lt;&quot;;[.$A16];&quot;&gt;&quot;)" office:value-type="string" office:string-value="RR2_OFF&lt;5&gt;">
            <text:p>RR2_OFF&lt;5&gt;</text:p>
          </table:table-cell>
          <table:table-cell table:formula="of:=CONCATENATE(&quot;RR&quot;;[.E$1];&quot;_OFF&lt;&quot;;[.$A16];&quot;&gt;&quot;)" office:value-type="string" office:string-value="RR3_OFF&lt;5&gt;">
            <text:p>RR3_OFF&lt;5&gt;</text:p>
          </table:table-cell>
          <table:table-cell table:formula="of:=CONCATENATE(&quot;RR&quot;;[.F$1];&quot;_OFF&lt;&quot;;[.$A16];&quot;&gt;&quot;)" office:value-type="string" office:string-value="RR4_OFF&lt;5&gt;">
            <text:p>RR4_OFF&lt;5&gt;</text:p>
          </table:table-cell>
          <table:table-cell table:formula="of:=CONCATENATE(&quot;RR&quot;;[.G$1];&quot;_OFF&lt;&quot;;[.$A16];&quot;&gt;&quot;)" office:value-type="string" office:string-value="RR5_OFF&lt;5&gt;">
            <text:p>RR5_OFF&lt;5&gt;</text:p>
          </table:table-cell>
          <table:table-cell table:formula="of:=CONCATENATE(&quot;RR&quot;;[.H$1];&quot;_OFF&lt;&quot;;[.$A16];&quot;&gt;&quot;)" office:value-type="string" office:string-value="RR6_OFF&lt;5&gt;">
            <text:p>RR6_OFF&lt;5&gt;</text:p>
          </table:table-cell>
          <table:table-cell table:formula="of:=CONCATENATE(&quot;RR&quot;;[.I$1];&quot;_OFF&lt;&quot;;[.$A16];&quot;&gt;&quot;)" office:value-type="string" office:string-value="RR7_OFF&lt;5&gt;">
            <text:p>RR7_OFF&lt;5&gt;</text:p>
          </table:table-cell>
          <table:table-cell table:number-columns-repeated="2"/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  <table:table-cell table:formula="of:=&quot;nACKCREQ&lt;0&gt;&quot;" office:value-type="string" office:string-value="nACKCREQ&lt;0&gt;">
            <text:p>nACKCREQ&lt;0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CONCATENATE(&quot;RR&quot;;[.B$1];&quot;_OFF&lt;&quot;;[.$A17];&quot;&gt;&quot;)" office:value-type="string" office:string-value="RR0_OFF&lt;6&gt;">
            <text:p>RR0_OFF&lt;6&gt;</text:p>
          </table:table-cell>
          <table:table-cell table:formula="of:=CONCATENATE(&quot;RR&quot;;[.C$1];&quot;_OFF&lt;&quot;;[.$A17];&quot;&gt;&quot;)" office:value-type="string" office:string-value="RR1_OFF&lt;6&gt;">
            <text:p>RR1_OFF&lt;6&gt;</text:p>
          </table:table-cell>
          <table:table-cell table:formula="of:=CONCATENATE(&quot;RR&quot;;[.D$1];&quot;_OFF&lt;&quot;;[.$A17];&quot;&gt;&quot;)" office:value-type="string" office:string-value="RR2_OFF&lt;6&gt;">
            <text:p>RR2_OFF&lt;6&gt;</text:p>
          </table:table-cell>
          <table:table-cell table:formula="of:=CONCATENATE(&quot;RR&quot;;[.E$1];&quot;_OFF&lt;&quot;;[.$A17];&quot;&gt;&quot;)" office:value-type="string" office:string-value="RR3_OFF&lt;6&gt;">
            <text:p>RR3_OFF&lt;6&gt;</text:p>
          </table:table-cell>
          <table:table-cell table:formula="of:=CONCATENATE(&quot;RR&quot;;[.F$1];&quot;_OFF&lt;&quot;;[.$A17];&quot;&gt;&quot;)" office:value-type="string" office:string-value="RR4_OFF&lt;6&gt;">
            <text:p>RR4_OFF&lt;6&gt;</text:p>
          </table:table-cell>
          <table:table-cell table:formula="of:=CONCATENATE(&quot;RR&quot;;[.G$1];&quot;_OFF&lt;&quot;;[.$A17];&quot;&gt;&quot;)" office:value-type="string" office:string-value="RR5_OFF&lt;6&gt;">
            <text:p>RR5_OFF&lt;6&gt;</text:p>
          </table:table-cell>
          <table:table-cell table:formula="of:=CONCATENATE(&quot;RR&quot;;[.H$1];&quot;_OFF&lt;&quot;;[.$A17];&quot;&gt;&quot;)" office:value-type="string" office:string-value="RR6_OFF&lt;6&gt;">
            <text:p>RR6_OFF&lt;6&gt;</text:p>
          </table:table-cell>
          <table:table-cell table:formula="of:=CONCATENATE(&quot;RR&quot;;[.I$1];&quot;_OFF&lt;&quot;;[.$A17];&quot;&gt;&quot;)" office:value-type="string" office:string-value="RR7_OFF&lt;6&gt;">
            <text:p>RR7_OFF&lt;6&gt;</text:p>
          </table:table-cell>
          <table:table-cell table:number-columns-repeated="2"/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  <table:table-cell table:formula="of:=&quot;nACKCREQ&lt;1&gt;&quot;" office:value-type="string" office:string-value="nACKCREQ&lt;1&gt;">
            <text:p>nACKCREQ&lt;1&gt;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CONCATENATE(&quot;RR&quot;;[.B$1];&quot;_OFF&lt;&quot;;[.$A18];&quot;&gt;&quot;)" office:value-type="string" office:string-value="RR0_OFF&lt;7&gt;">
            <text:p>RR0_OFF&lt;7&gt;</text:p>
          </table:table-cell>
          <table:table-cell table:formula="of:=CONCATENATE(&quot;RR&quot;;[.C$1];&quot;_OFF&lt;&quot;;[.$A18];&quot;&gt;&quot;)" office:value-type="string" office:string-value="RR1_OFF&lt;7&gt;">
            <text:p>RR1_OFF&lt;7&gt;</text:p>
          </table:table-cell>
          <table:table-cell table:formula="of:=CONCATENATE(&quot;RR&quot;;[.D$1];&quot;_OFF&lt;&quot;;[.$A18];&quot;&gt;&quot;)" office:value-type="string" office:string-value="RR2_OFF&lt;7&gt;">
            <text:p>RR2_OFF&lt;7&gt;</text:p>
          </table:table-cell>
          <table:table-cell table:formula="of:=CONCATENATE(&quot;RR&quot;;[.E$1];&quot;_OFF&lt;&quot;;[.$A18];&quot;&gt;&quot;)" office:value-type="string" office:string-value="RR3_OFF&lt;7&gt;">
            <text:p>RR3_OFF&lt;7&gt;</text:p>
          </table:table-cell>
          <table:table-cell table:formula="of:=CONCATENATE(&quot;RR&quot;;[.F$1];&quot;_OFF&lt;&quot;;[.$A18];&quot;&gt;&quot;)" office:value-type="string" office:string-value="RR4_OFF&lt;7&gt;">
            <text:p>RR4_OFF&lt;7&gt;</text:p>
          </table:table-cell>
          <table:table-cell table:formula="of:=CONCATENATE(&quot;RR&quot;;[.G$1];&quot;_OFF&lt;&quot;;[.$A18];&quot;&gt;&quot;)" office:value-type="string" office:string-value="RR5_OFF&lt;7&gt;">
            <text:p>RR5_OFF&lt;7&gt;</text:p>
          </table:table-cell>
          <table:table-cell table:formula="of:=CONCATENATE(&quot;RR&quot;;[.H$1];&quot;_OFF&lt;&quot;;[.$A18];&quot;&gt;&quot;)" office:value-type="string" office:string-value="RR6_OFF&lt;7&gt;">
            <text:p>RR6_OFF&lt;7&gt;</text:p>
          </table:table-cell>
          <table:table-cell table:formula="of:=CONCATENATE(&quot;RR&quot;;[.I$1];&quot;_OFF&lt;&quot;;[.$A18];&quot;&gt;&quot;)" office:value-type="string" office:string-value="RR7_OFF&lt;7&gt;">
            <text:p>RR7_OFF&lt;7&gt;</text:p>
          </table:table-cell>
          <table:table-cell table:number-columns-repeated="2"/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  <table:table-cell table:formula="of:=&quot;nACKCREQ&lt;2&gt;&quot;" office:value-type="string" office:string-value="nACKCREQ&lt;2&gt;">
            <text:p>nACKCREQ&lt;2&gt;</text:p>
          </table:table-cell>
        </table:table-row>
        <table:table-row table:style-name="ro1">
          <table:table-cell/>
          <table:table-cell table:formula="of:=CONCATENATE(&quot;RREQ&lt;&quot;;[.B$1];&quot;&gt;&quot;)" office:value-type="string" office:string-value="RREQ&lt;0&gt;">
            <text:p>RREQ&lt;0&gt;</text:p>
          </table:table-cell>
          <table:table-cell table:formula="of:=CONCATENATE(&quot;RREQ&lt;&quot;;[.C$1];&quot;&gt;&quot;)" office:value-type="string" office:string-value="RREQ&lt;1&gt;">
            <text:p>RREQ&lt;1&gt;</text:p>
          </table:table-cell>
          <table:table-cell table:formula="of:=CONCATENATE(&quot;RREQ&lt;&quot;;[.D$1];&quot;&gt;&quot;)" office:value-type="string" office:string-value="RREQ&lt;2&gt;">
            <text:p>RREQ&lt;2&gt;</text:p>
          </table:table-cell>
          <table:table-cell table:formula="of:=CONCATENATE(&quot;RREQ&lt;&quot;;[.E$1];&quot;&gt;&quot;)" office:value-type="string" office:string-value="RREQ&lt;3&gt;">
            <text:p>RREQ&lt;3&gt;</text:p>
          </table:table-cell>
          <table:table-cell table:formula="of:=CONCATENATE(&quot;RREQ&lt;&quot;;[.F$1];&quot;&gt;&quot;)" office:value-type="string" office:string-value="RREQ&lt;4&gt;">
            <text:p>RREQ&lt;4&gt;</text:p>
          </table:table-cell>
          <table:table-cell table:formula="of:=CONCATENATE(&quot;RREQ&lt;&quot;;[.G$1];&quot;&gt;&quot;)" office:value-type="string" office:string-value="RREQ&lt;5&gt;">
            <text:p>RREQ&lt;5&gt;</text:p>
          </table:table-cell>
          <table:table-cell table:formula="of:=CONCATENATE(&quot;RREQ&lt;&quot;;[.H$1];&quot;&gt;&quot;)" office:value-type="string" office:string-value="RREQ&lt;6&gt;">
            <text:p>RREQ&lt;6&gt;</text:p>
          </table:table-cell>
          <table:table-cell table:formula="of:=CONCATENATE(&quot;RREQ&lt;&quot;;[.I$1];&quot;&gt;&quot;)" office:value-type="string" office:string-value="RREQ&lt;7&gt;">
            <text:p>RREQ&lt;7&gt;</text:p>
          </table:table-cell>
          <table:table-cell table:number-columns-repeated="2"/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  <table:table-cell table:formula="of:=&quot;nACKCREQ&lt;3&gt;&quot;" office:value-type="string" office:string-value="nACKCREQ&lt;3&gt;">
            <text:p>nACKCREQ&lt;3&gt;</text:p>
          </table:table-cell>
        </table:table-row>
        <table:table-row table:style-name="ro1">
          <table:table-cell/>
          <table:table-cell table:formula="of:=CONCATENATE(&quot;nACKRREQ&lt;&quot;;[.B$1];&quot;&gt;&quot;)" office:value-type="string" office:string-value="nACKRREQ&lt;0&gt;">
            <text:p>nACKRREQ&lt;0&gt;</text:p>
          </table:table-cell>
          <table:table-cell table:formula="of:=CONCATENATE(&quot;nACKRREQ&lt;&quot;;[.C$1];&quot;&gt;&quot;)" office:value-type="string" office:string-value="nACKRREQ&lt;1&gt;">
            <text:p>nACKRREQ&lt;1&gt;</text:p>
          </table:table-cell>
          <table:table-cell table:formula="of:=CONCATENATE(&quot;nACKRREQ&lt;&quot;;[.D$1];&quot;&gt;&quot;)" office:value-type="string" office:string-value="nACKRREQ&lt;2&gt;">
            <text:p>nACKRREQ&lt;2&gt;</text:p>
          </table:table-cell>
          <table:table-cell table:formula="of:=CONCATENATE(&quot;nACKRREQ&lt;&quot;;[.E$1];&quot;&gt;&quot;)" office:value-type="string" office:string-value="nACKRREQ&lt;3&gt;">
            <text:p>nACKRREQ&lt;3&gt;</text:p>
          </table:table-cell>
          <table:table-cell table:formula="of:=CONCATENATE(&quot;nACKRREQ&lt;&quot;;[.F$1];&quot;&gt;&quot;)" office:value-type="string" office:string-value="nACKRREQ&lt;4&gt;">
            <text:p>nACKRREQ&lt;4&gt;</text:p>
          </table:table-cell>
          <table:table-cell table:formula="of:=CONCATENATE(&quot;nACKRREQ&lt;&quot;;[.G$1];&quot;&gt;&quot;)" office:value-type="string" office:string-value="nACKRREQ&lt;5&gt;">
            <text:p>nACKRREQ&lt;5&gt;</text:p>
          </table:table-cell>
          <table:table-cell table:formula="of:=CONCATENATE(&quot;nACKRREQ&lt;&quot;;[.H$1];&quot;&gt;&quot;)" office:value-type="string" office:string-value="nACKRREQ&lt;6&gt;">
            <text:p>nACKRREQ&lt;6&gt;</text:p>
          </table:table-cell>
          <table:table-cell table:formula="of:=CONCATENATE(&quot;nACKRREQ&lt;&quot;;[.I$1];&quot;&gt;&quot;)" office:value-type="string" office:string-value="nACKRREQ&lt;7&gt;">
            <text:p>nACKRREQ&lt;7&gt;</text:p>
          </table:table-cell>
          <table:table-cell table:number-columns-repeated="2"/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  <table:table-cell table:formula="of:=&quot;nACKCREQ&lt;4&gt;&quot;" office:value-type="string" office:string-value="nACKCREQ&lt;4&gt;">
            <text:p>nACKCREQ&lt;4&gt;</text:p>
          </table:table-cell>
        </table:table-row>
        <table:table-row table:style-name="ro1">
          <table:table-cell office:value-type="string">
            <text:p>Col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  <table:table-cell table:formula="of:=&quot;nACKCREQ&lt;5&gt;&quot;" office:value-type="string" office:string-value="nACKCREQ&lt;5&gt;">
            <text:p>nACKCREQ&lt;5&gt;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CONCATENATE(&quot;CR&quot;;[.B$21];&quot;_ON&lt;&quot;;[.$A22];&quot;&gt;&quot;)" office:value-type="string" office:string-value="CR0_ON&lt;0&gt;">
            <text:p>CR0_ON&lt;0&gt;</text:p>
          </table:table-cell>
          <table:table-cell table:formula="of:=CONCATENATE(&quot;CR&quot;;[.C$21];&quot;_ON&lt;&quot;;[.$A22];&quot;&gt;&quot;)" office:value-type="string" office:string-value="CR1_ON&lt;0&gt;">
            <text:p>CR1_ON&lt;0&gt;</text:p>
          </table:table-cell>
          <table:table-cell table:formula="of:=CONCATENATE(&quot;CR&quot;;[.D$21];&quot;_ON&lt;&quot;;[.$A22];&quot;&gt;&quot;)" office:value-type="string" office:string-value="CR2_ON&lt;0&gt;">
            <text:p>CR2_ON&lt;0&gt;</text:p>
          </table:table-cell>
          <table:table-cell table:formula="of:=CONCATENATE(&quot;CR&quot;;[.E$21];&quot;_ON&lt;&quot;;[.$A22];&quot;&gt;&quot;)" office:value-type="string" office:string-value="CR3_ON&lt;0&gt;">
            <text:p>CR3_ON&lt;0&gt;</text:p>
          </table:table-cell>
          <table:table-cell table:formula="of:=CONCATENATE(&quot;CR&quot;;[.F$21];&quot;_ON&lt;&quot;;[.$A22];&quot;&gt;&quot;)" office:value-type="string" office:string-value="CR4_ON&lt;0&gt;">
            <text:p>CR4_ON&lt;0&gt;</text:p>
          </table:table-cell>
          <table:table-cell table:formula="of:=CONCATENATE(&quot;CR&quot;;[.G$21];&quot;_ON&lt;&quot;;[.$A22];&quot;&gt;&quot;)" office:value-type="string" office:string-value="CR5_ON&lt;0&gt;">
            <text:p>CR5_ON&lt;0&gt;</text:p>
          </table:table-cell>
          <table:table-cell table:formula="of:=CONCATENATE(&quot;CR&quot;;[.H$21];&quot;_ON&lt;&quot;;[.$A22];&quot;&gt;&quot;)" office:value-type="string" office:string-value="CR6_ON&lt;0&gt;">
            <text:p>CR6_ON&lt;0&gt;</text:p>
          </table:table-cell>
          <table:table-cell table:formula="of:=CONCATENATE(&quot;CR&quot;;[.I$21];&quot;_ON&lt;&quot;;[.$A22];&quot;&gt;&quot;)" office:value-type="string" office:string-value="CR7_ON&lt;0&gt;">
            <text:p>CR7_ON&lt;0&gt;</text:p>
          </table:table-cell>
          <table:table-cell table:number-columns-repeated="2"/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  <table:table-cell table:formula="of:=&quot;nACKCREQ&lt;6&gt;&quot;" office:value-type="string" office:string-value="nACKCREQ&lt;6&gt;">
            <text:p>nACKCREQ&lt;6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CONCATENATE(&quot;CR&quot;;[.B$21];&quot;_ON&lt;&quot;;[.$A23];&quot;&gt;&quot;)" office:value-type="string" office:string-value="CR0_ON&lt;1&gt;">
            <text:p>CR0_ON&lt;1&gt;</text:p>
          </table:table-cell>
          <table:table-cell table:formula="of:=CONCATENATE(&quot;CR&quot;;[.C$21];&quot;_ON&lt;&quot;;[.$A23];&quot;&gt;&quot;)" office:value-type="string" office:string-value="CR1_ON&lt;1&gt;">
            <text:p>CR1_ON&lt;1&gt;</text:p>
          </table:table-cell>
          <table:table-cell table:formula="of:=CONCATENATE(&quot;CR&quot;;[.D$21];&quot;_ON&lt;&quot;;[.$A23];&quot;&gt;&quot;)" office:value-type="string" office:string-value="CR2_ON&lt;1&gt;">
            <text:p>CR2_ON&lt;1&gt;</text:p>
          </table:table-cell>
          <table:table-cell table:formula="of:=CONCATENATE(&quot;CR&quot;;[.E$21];&quot;_ON&lt;&quot;;[.$A23];&quot;&gt;&quot;)" office:value-type="string" office:string-value="CR3_ON&lt;1&gt;">
            <text:p>CR3_ON&lt;1&gt;</text:p>
          </table:table-cell>
          <table:table-cell table:formula="of:=CONCATENATE(&quot;CR&quot;;[.F$21];&quot;_ON&lt;&quot;;[.$A23];&quot;&gt;&quot;)" office:value-type="string" office:string-value="CR4_ON&lt;1&gt;">
            <text:p>CR4_ON&lt;1&gt;</text:p>
          </table:table-cell>
          <table:table-cell table:formula="of:=CONCATENATE(&quot;CR&quot;;[.G$21];&quot;_ON&lt;&quot;;[.$A23];&quot;&gt;&quot;)" office:value-type="string" office:string-value="CR5_ON&lt;1&gt;">
            <text:p>CR5_ON&lt;1&gt;</text:p>
          </table:table-cell>
          <table:table-cell table:formula="of:=CONCATENATE(&quot;CR&quot;;[.H$21];&quot;_ON&lt;&quot;;[.$A23];&quot;&gt;&quot;)" office:value-type="string" office:string-value="CR6_ON&lt;1&gt;">
            <text:p>CR6_ON&lt;1&gt;</text:p>
          </table:table-cell>
          <table:table-cell table:formula="of:=CONCATENATE(&quot;CR&quot;;[.I$21];&quot;_ON&lt;&quot;;[.$A23];&quot;&gt;&quot;)" office:value-type="string" office:string-value="CR7_ON&lt;1&gt;">
            <text:p>CR7_ON&lt;1&gt;</text:p>
          </table:table-cell>
          <table:table-cell table:number-columns-repeated="2"/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  <table:table-cell table:formula="of:=&quot;nACKCREQ&lt;7&gt;&quot;" office:value-type="string" office:string-value="nACKCREQ&lt;7&gt;">
            <text:p>nACKCREQ&lt;7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ONCATENATE(&quot;CR&quot;;[.B$21];&quot;_ON&lt;&quot;;[.$A24];&quot;&gt;&quot;)" office:value-type="string" office:string-value="CR0_ON&lt;2&gt;">
            <text:p>CR0_ON&lt;2&gt;</text:p>
          </table:table-cell>
          <table:table-cell table:formula="of:=CONCATENATE(&quot;CR&quot;;[.C$21];&quot;_ON&lt;&quot;;[.$A24];&quot;&gt;&quot;)" office:value-type="string" office:string-value="CR1_ON&lt;2&gt;">
            <text:p>CR1_ON&lt;2&gt;</text:p>
          </table:table-cell>
          <table:table-cell table:formula="of:=CONCATENATE(&quot;CR&quot;;[.D$21];&quot;_ON&lt;&quot;;[.$A24];&quot;&gt;&quot;)" office:value-type="string" office:string-value="CR2_ON&lt;2&gt;">
            <text:p>CR2_ON&lt;2&gt;</text:p>
          </table:table-cell>
          <table:table-cell table:formula="of:=CONCATENATE(&quot;CR&quot;;[.E$21];&quot;_ON&lt;&quot;;[.$A24];&quot;&gt;&quot;)" office:value-type="string" office:string-value="CR3_ON&lt;2&gt;">
            <text:p>CR3_ON&lt;2&gt;</text:p>
          </table:table-cell>
          <table:table-cell table:formula="of:=CONCATENATE(&quot;CR&quot;;[.F$21];&quot;_ON&lt;&quot;;[.$A24];&quot;&gt;&quot;)" office:value-type="string" office:string-value="CR4_ON&lt;2&gt;">
            <text:p>CR4_ON&lt;2&gt;</text:p>
          </table:table-cell>
          <table:table-cell table:formula="of:=CONCATENATE(&quot;CR&quot;;[.G$21];&quot;_ON&lt;&quot;;[.$A24];&quot;&gt;&quot;)" office:value-type="string" office:string-value="CR5_ON&lt;2&gt;">
            <text:p>CR5_ON&lt;2&gt;</text:p>
          </table:table-cell>
          <table:table-cell table:formula="of:=CONCATENATE(&quot;CR&quot;;[.H$21];&quot;_ON&lt;&quot;;[.$A24];&quot;&gt;&quot;)" office:value-type="string" office:string-value="CR6_ON&lt;2&gt;">
            <text:p>CR6_ON&lt;2&gt;</text:p>
          </table:table-cell>
          <table:table-cell table:formula="of:=CONCATENATE(&quot;CR&quot;;[.I$21];&quot;_ON&lt;&quot;;[.$A24];&quot;&gt;&quot;)" office:value-type="string" office:string-value="CR7_ON&lt;2&gt;">
            <text:p>CR7_ON&lt;2&gt;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formula="of:=CONCATENATE(&quot;CR&quot;;[.B$21];&quot;_ON&lt;&quot;;[.$A25];&quot;&gt;&quot;)" office:value-type="string" office:string-value="CR0_ON&lt;3&gt;">
            <text:p>CR0_ON&lt;3&gt;</text:p>
          </table:table-cell>
          <table:table-cell table:formula="of:=CONCATENATE(&quot;CR&quot;;[.C$21];&quot;_ON&lt;&quot;;[.$A25];&quot;&gt;&quot;)" office:value-type="string" office:string-value="CR1_ON&lt;3&gt;">
            <text:p>CR1_ON&lt;3&gt;</text:p>
          </table:table-cell>
          <table:table-cell table:formula="of:=CONCATENATE(&quot;CR&quot;;[.D$21];&quot;_ON&lt;&quot;;[.$A25];&quot;&gt;&quot;)" office:value-type="string" office:string-value="CR2_ON&lt;3&gt;">
            <text:p>CR2_ON&lt;3&gt;</text:p>
          </table:table-cell>
          <table:table-cell table:formula="of:=CONCATENATE(&quot;CR&quot;;[.E$21];&quot;_ON&lt;&quot;;[.$A25];&quot;&gt;&quot;)" office:value-type="string" office:string-value="CR3_ON&lt;3&gt;">
            <text:p>CR3_ON&lt;3&gt;</text:p>
          </table:table-cell>
          <table:table-cell table:formula="of:=CONCATENATE(&quot;CR&quot;;[.F$21];&quot;_ON&lt;&quot;;[.$A25];&quot;&gt;&quot;)" office:value-type="string" office:string-value="CR4_ON&lt;3&gt;">
            <text:p>CR4_ON&lt;3&gt;</text:p>
          </table:table-cell>
          <table:table-cell table:formula="of:=CONCATENATE(&quot;CR&quot;;[.G$21];&quot;_ON&lt;&quot;;[.$A25];&quot;&gt;&quot;)" office:value-type="string" office:string-value="CR5_ON&lt;3&gt;">
            <text:p>CR5_ON&lt;3&gt;</text:p>
          </table:table-cell>
          <table:table-cell table:formula="of:=CONCATENATE(&quot;CR&quot;;[.H$21];&quot;_ON&lt;&quot;;[.$A25];&quot;&gt;&quot;)" office:value-type="string" office:string-value="CR6_ON&lt;3&gt;">
            <text:p>CR6_ON&lt;3&gt;</text:p>
          </table:table-cell>
          <table:table-cell table:formula="of:=CONCATENATE(&quot;CR&quot;;[.I$21];&quot;_ON&lt;&quot;;[.$A25];&quot;&gt;&quot;)" office:value-type="string" office:string-value="CR7_ON&lt;3&gt;">
            <text:p>CR7_ON&lt;3&gt;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formula="of:=CONCATENATE(&quot;CR&quot;;[.B$21];&quot;_ON&lt;&quot;;[.$A26];&quot;&gt;&quot;)" office:value-type="string" office:string-value="CR0_ON&lt;4&gt;">
            <text:p>CR0_ON&lt;4&gt;</text:p>
          </table:table-cell>
          <table:table-cell table:formula="of:=CONCATENATE(&quot;CR&quot;;[.C$21];&quot;_ON&lt;&quot;;[.$A26];&quot;&gt;&quot;)" office:value-type="string" office:string-value="CR1_ON&lt;4&gt;">
            <text:p>CR1_ON&lt;4&gt;</text:p>
          </table:table-cell>
          <table:table-cell table:formula="of:=CONCATENATE(&quot;CR&quot;;[.D$21];&quot;_ON&lt;&quot;;[.$A26];&quot;&gt;&quot;)" office:value-type="string" office:string-value="CR2_ON&lt;4&gt;">
            <text:p>CR2_ON&lt;4&gt;</text:p>
          </table:table-cell>
          <table:table-cell table:formula="of:=CONCATENATE(&quot;CR&quot;;[.E$21];&quot;_ON&lt;&quot;;[.$A26];&quot;&gt;&quot;)" office:value-type="string" office:string-value="CR3_ON&lt;4&gt;">
            <text:p>CR3_ON&lt;4&gt;</text:p>
          </table:table-cell>
          <table:table-cell table:formula="of:=CONCATENATE(&quot;CR&quot;;[.F$21];&quot;_ON&lt;&quot;;[.$A26];&quot;&gt;&quot;)" office:value-type="string" office:string-value="CR4_ON&lt;4&gt;">
            <text:p>CR4_ON&lt;4&gt;</text:p>
          </table:table-cell>
          <table:table-cell table:formula="of:=CONCATENATE(&quot;CR&quot;;[.G$21];&quot;_ON&lt;&quot;;[.$A26];&quot;&gt;&quot;)" office:value-type="string" office:string-value="CR5_ON&lt;4&gt;">
            <text:p>CR5_ON&lt;4&gt;</text:p>
          </table:table-cell>
          <table:table-cell table:formula="of:=CONCATENATE(&quot;CR&quot;;[.H$21];&quot;_ON&lt;&quot;;[.$A26];&quot;&gt;&quot;)" office:value-type="string" office:string-value="CR6_ON&lt;4&gt;">
            <text:p>CR6_ON&lt;4&gt;</text:p>
          </table:table-cell>
          <table:table-cell table:formula="of:=CONCATENATE(&quot;CR&quot;;[.I$21];&quot;_ON&lt;&quot;;[.$A26];&quot;&gt;&quot;)" office:value-type="string" office:string-value="CR7_ON&lt;4&gt;">
            <text:p>CR7_ON&lt;4&gt;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formula="of:=CONCATENATE(&quot;CR&quot;;[.B$21];&quot;_ON&lt;&quot;;[.$A27];&quot;&gt;&quot;)" office:value-type="string" office:string-value="CR0_ON&lt;5&gt;">
            <text:p>CR0_ON&lt;5&gt;</text:p>
          </table:table-cell>
          <table:table-cell table:formula="of:=CONCATENATE(&quot;CR&quot;;[.C$21];&quot;_ON&lt;&quot;;[.$A27];&quot;&gt;&quot;)" office:value-type="string" office:string-value="CR1_ON&lt;5&gt;">
            <text:p>CR1_ON&lt;5&gt;</text:p>
          </table:table-cell>
          <table:table-cell table:formula="of:=CONCATENATE(&quot;CR&quot;;[.D$21];&quot;_ON&lt;&quot;;[.$A27];&quot;&gt;&quot;)" office:value-type="string" office:string-value="CR2_ON&lt;5&gt;">
            <text:p>CR2_ON&lt;5&gt;</text:p>
          </table:table-cell>
          <table:table-cell table:formula="of:=CONCATENATE(&quot;CR&quot;;[.E$21];&quot;_ON&lt;&quot;;[.$A27];&quot;&gt;&quot;)" office:value-type="string" office:string-value="CR3_ON&lt;5&gt;">
            <text:p>CR3_ON&lt;5&gt;</text:p>
          </table:table-cell>
          <table:table-cell table:formula="of:=CONCATENATE(&quot;CR&quot;;[.F$21];&quot;_ON&lt;&quot;;[.$A27];&quot;&gt;&quot;)" office:value-type="string" office:string-value="CR4_ON&lt;5&gt;">
            <text:p>CR4_ON&lt;5&gt;</text:p>
          </table:table-cell>
          <table:table-cell table:formula="of:=CONCATENATE(&quot;CR&quot;;[.G$21];&quot;_ON&lt;&quot;;[.$A27];&quot;&gt;&quot;)" office:value-type="string" office:string-value="CR5_ON&lt;5&gt;">
            <text:p>CR5_ON&lt;5&gt;</text:p>
          </table:table-cell>
          <table:table-cell table:formula="of:=CONCATENATE(&quot;CR&quot;;[.H$21];&quot;_ON&lt;&quot;;[.$A27];&quot;&gt;&quot;)" office:value-type="string" office:string-value="CR6_ON&lt;5&gt;">
            <text:p>CR6_ON&lt;5&gt;</text:p>
          </table:table-cell>
          <table:table-cell table:formula="of:=CONCATENATE(&quot;CR&quot;;[.I$21];&quot;_ON&lt;&quot;;[.$A27];&quot;&gt;&quot;)" office:value-type="string" office:string-value="CR7_ON&lt;5&gt;">
            <text:p>CR7_ON&lt;5&gt;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formula="of:=CONCATENATE(&quot;CR&quot;;[.B$21];&quot;_ON&lt;&quot;;[.$A28];&quot;&gt;&quot;)" office:value-type="string" office:string-value="CR0_ON&lt;6&gt;">
            <text:p>CR0_ON&lt;6&gt;</text:p>
          </table:table-cell>
          <table:table-cell table:formula="of:=CONCATENATE(&quot;CR&quot;;[.C$21];&quot;_ON&lt;&quot;;[.$A28];&quot;&gt;&quot;)" office:value-type="string" office:string-value="CR1_ON&lt;6&gt;">
            <text:p>CR1_ON&lt;6&gt;</text:p>
          </table:table-cell>
          <table:table-cell table:formula="of:=CONCATENATE(&quot;CR&quot;;[.D$21];&quot;_ON&lt;&quot;;[.$A28];&quot;&gt;&quot;)" office:value-type="string" office:string-value="CR2_ON&lt;6&gt;">
            <text:p>CR2_ON&lt;6&gt;</text:p>
          </table:table-cell>
          <table:table-cell table:formula="of:=CONCATENATE(&quot;CR&quot;;[.E$21];&quot;_ON&lt;&quot;;[.$A28];&quot;&gt;&quot;)" office:value-type="string" office:string-value="CR3_ON&lt;6&gt;">
            <text:p>CR3_ON&lt;6&gt;</text:p>
          </table:table-cell>
          <table:table-cell table:formula="of:=CONCATENATE(&quot;CR&quot;;[.F$21];&quot;_ON&lt;&quot;;[.$A28];&quot;&gt;&quot;)" office:value-type="string" office:string-value="CR4_ON&lt;6&gt;">
            <text:p>CR4_ON&lt;6&gt;</text:p>
          </table:table-cell>
          <table:table-cell table:formula="of:=CONCATENATE(&quot;CR&quot;;[.G$21];&quot;_ON&lt;&quot;;[.$A28];&quot;&gt;&quot;)" office:value-type="string" office:string-value="CR5_ON&lt;6&gt;">
            <text:p>CR5_ON&lt;6&gt;</text:p>
          </table:table-cell>
          <table:table-cell table:formula="of:=CONCATENATE(&quot;CR&quot;;[.H$21];&quot;_ON&lt;&quot;;[.$A28];&quot;&gt;&quot;)" office:value-type="string" office:string-value="CR6_ON&lt;6&gt;">
            <text:p>CR6_ON&lt;6&gt;</text:p>
          </table:table-cell>
          <table:table-cell table:formula="of:=CONCATENATE(&quot;CR&quot;;[.I$21];&quot;_ON&lt;&quot;;[.$A28];&quot;&gt;&quot;)" office:value-type="string" office:string-value="CR7_ON&lt;6&gt;">
            <text:p>CR7_ON&lt;6&gt;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formula="of:=CONCATENATE(&quot;CR&quot;;[.B$21];&quot;_ON&lt;&quot;;[.$A29];&quot;&gt;&quot;)" office:value-type="string" office:string-value="CR0_ON&lt;7&gt;">
            <text:p>CR0_ON&lt;7&gt;</text:p>
          </table:table-cell>
          <table:table-cell table:formula="of:=CONCATENATE(&quot;CR&quot;;[.C$21];&quot;_ON&lt;&quot;;[.$A29];&quot;&gt;&quot;)" office:value-type="string" office:string-value="CR1_ON&lt;7&gt;">
            <text:p>CR1_ON&lt;7&gt;</text:p>
          </table:table-cell>
          <table:table-cell table:formula="of:=CONCATENATE(&quot;CR&quot;;[.D$21];&quot;_ON&lt;&quot;;[.$A29];&quot;&gt;&quot;)" office:value-type="string" office:string-value="CR2_ON&lt;7&gt;">
            <text:p>CR2_ON&lt;7&gt;</text:p>
          </table:table-cell>
          <table:table-cell table:formula="of:=CONCATENATE(&quot;CR&quot;;[.E$21];&quot;_ON&lt;&quot;;[.$A29];&quot;&gt;&quot;)" office:value-type="string" office:string-value="CR3_ON&lt;7&gt;">
            <text:p>CR3_ON&lt;7&gt;</text:p>
          </table:table-cell>
          <table:table-cell table:formula="of:=CONCATENATE(&quot;CR&quot;;[.F$21];&quot;_ON&lt;&quot;;[.$A29];&quot;&gt;&quot;)" office:value-type="string" office:string-value="CR4_ON&lt;7&gt;">
            <text:p>CR4_ON&lt;7&gt;</text:p>
          </table:table-cell>
          <table:table-cell table:formula="of:=CONCATENATE(&quot;CR&quot;;[.G$21];&quot;_ON&lt;&quot;;[.$A29];&quot;&gt;&quot;)" office:value-type="string" office:string-value="CR5_ON&lt;7&gt;">
            <text:p>CR5_ON&lt;7&gt;</text:p>
          </table:table-cell>
          <table:table-cell table:formula="of:=CONCATENATE(&quot;CR&quot;;[.H$21];&quot;_ON&lt;&quot;;[.$A29];&quot;&gt;&quot;)" office:value-type="string" office:string-value="CR6_ON&lt;7&gt;">
            <text:p>CR6_ON&lt;7&gt;</text:p>
          </table:table-cell>
          <table:table-cell table:formula="of:=CONCATENATE(&quot;CR&quot;;[.I$21];&quot;_ON&lt;&quot;;[.$A29];&quot;&gt;&quot;)" office:value-type="string" office:string-value="CR7_ON&lt;7&gt;">
            <text:p>CR7_ON&lt;7&gt;</text:p>
          </table:table-cell>
          <table:table-cell table:number-columns-repeated="10"/>
        </table:table-row>
        <table:table-row table:style-name="ro1">
          <table:table-cell/>
          <table:table-cell table:formula="of:=CONCATENATE(&quot;CR&quot;;[.B$21];&quot;_ON&lt;&quot;;&quot;7:0&gt;&quot;)" office:value-type="string" office:string-value="CR0_ON&lt;7:0&gt;">
            <text:p>CR0_ON&lt;7:0&gt;</text:p>
          </table:table-cell>
          <table:table-cell table:formula="of:=CONCATENATE(&quot;CR&quot;;[.C$21];&quot;_ON&lt;&quot;;&quot;7:0&gt;&quot;)" office:value-type="string" office:string-value="CR1_ON&lt;7:0&gt;">
            <text:p>CR1_ON&lt;7:0&gt;</text:p>
          </table:table-cell>
          <table:table-cell table:formula="of:=CONCATENATE(&quot;CR&quot;;[.D$21];&quot;_ON&lt;&quot;;&quot;7:0&gt;&quot;)" office:value-type="string" office:string-value="CR2_ON&lt;7:0&gt;">
            <text:p>CR2_ON&lt;7:0&gt;</text:p>
          </table:table-cell>
          <table:table-cell table:formula="of:=CONCATENATE(&quot;CR&quot;;[.E$21];&quot;_ON&lt;&quot;;&quot;7:0&gt;&quot;)" office:value-type="string" office:string-value="CR3_ON&lt;7:0&gt;">
            <text:p>CR3_ON&lt;7:0&gt;</text:p>
          </table:table-cell>
          <table:table-cell table:formula="of:=CONCATENATE(&quot;CR&quot;;[.F$21];&quot;_ON&lt;&quot;;&quot;7:0&gt;&quot;)" office:value-type="string" office:string-value="CR4_ON&lt;7:0&gt;">
            <text:p>CR4_ON&lt;7:0&gt;</text:p>
          </table:table-cell>
          <table:table-cell table:formula="of:=CONCATENATE(&quot;CR&quot;;[.G$21];&quot;_ON&lt;&quot;;&quot;7:0&gt;&quot;)" office:value-type="string" office:string-value="CR5_ON&lt;7:0&gt;">
            <text:p>CR5_ON&lt;7:0&gt;</text:p>
          </table:table-cell>
          <table:table-cell table:formula="of:=CONCATENATE(&quot;CR&quot;;[.H$21];&quot;_ON&lt;&quot;;&quot;7:0&gt;&quot;)" office:value-type="string" office:string-value="CR6_ON&lt;7:0&gt;">
            <text:p>CR6_ON&lt;7:0&gt;</text:p>
          </table:table-cell>
          <table:table-cell table:formula="of:=CONCATENATE(&quot;CR&quot;;[.I$21];&quot;_ON&lt;&quot;;&quot;7:0&gt;&quot;)" office:value-type="string" office:string-value="CR7_ON&lt;7:0&gt;">
            <text:p>CR7_ON&lt;7:0&gt;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table:formula="of:=CONCATENATE(&quot;CR&quot;;[.B$21];&quot;_OFF&lt;&quot;;[.$A32];&quot;&gt;&quot;)" office:value-type="string" office:string-value="CR0_OFF&lt;0&gt;">
            <text:p>CR0_OFF&lt;0&gt;</text:p>
          </table:table-cell>
          <table:table-cell table:formula="of:=CONCATENATE(&quot;CR&quot;;[.C$21];&quot;_OFF&lt;&quot;;[.$A32];&quot;&gt;&quot;)" office:value-type="string" office:string-value="CR1_OFF&lt;0&gt;">
            <text:p>CR1_OFF&lt;0&gt;</text:p>
          </table:table-cell>
          <table:table-cell table:formula="of:=CONCATENATE(&quot;CR&quot;;[.D$21];&quot;_OFF&lt;&quot;;[.$A32];&quot;&gt;&quot;)" office:value-type="string" office:string-value="CR2_OFF&lt;0&gt;">
            <text:p>CR2_OFF&lt;0&gt;</text:p>
          </table:table-cell>
          <table:table-cell table:formula="of:=CONCATENATE(&quot;CR&quot;;[.E$21];&quot;_OFF&lt;&quot;;[.$A32];&quot;&gt;&quot;)" office:value-type="string" office:string-value="CR3_OFF&lt;0&gt;">
            <text:p>CR3_OFF&lt;0&gt;</text:p>
          </table:table-cell>
          <table:table-cell table:formula="of:=CONCATENATE(&quot;CR&quot;;[.F$21];&quot;_OFF&lt;&quot;;[.$A32];&quot;&gt;&quot;)" office:value-type="string" office:string-value="CR4_OFF&lt;0&gt;">
            <text:p>CR4_OFF&lt;0&gt;</text:p>
          </table:table-cell>
          <table:table-cell table:formula="of:=CONCATENATE(&quot;CR&quot;;[.G$21];&quot;_OFF&lt;&quot;;[.$A32];&quot;&gt;&quot;)" office:value-type="string" office:string-value="CR5_OFF&lt;0&gt;">
            <text:p>CR5_OFF&lt;0&gt;</text:p>
          </table:table-cell>
          <table:table-cell table:formula="of:=CONCATENATE(&quot;CR&quot;;[.H$21];&quot;_OFF&lt;&quot;;[.$A32];&quot;&gt;&quot;)" office:value-type="string" office:string-value="CR6_OFF&lt;0&gt;">
            <text:p>CR6_OFF&lt;0&gt;</text:p>
          </table:table-cell>
          <table:table-cell table:formula="of:=CONCATENATE(&quot;CR&quot;;[.I$21];&quot;_OFF&lt;&quot;;[.$A32];&quot;&gt;&quot;)" office:value-type="string" office:string-value="CR7_OFF&lt;0&gt;">
            <text:p>CR7_OFF&lt;0&gt;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formula="of:=CONCATENATE(&quot;CR&quot;;[.B$21];&quot;_OFF&lt;&quot;;[.$A33];&quot;&gt;&quot;)" office:value-type="string" office:string-value="CR0_OFF&lt;1&gt;">
            <text:p>CR0_OFF&lt;1&gt;</text:p>
          </table:table-cell>
          <table:table-cell table:formula="of:=CONCATENATE(&quot;CR&quot;;[.C$21];&quot;_OFF&lt;&quot;;[.$A33];&quot;&gt;&quot;)" office:value-type="string" office:string-value="CR1_OFF&lt;1&gt;">
            <text:p>CR1_OFF&lt;1&gt;</text:p>
          </table:table-cell>
          <table:table-cell table:formula="of:=CONCATENATE(&quot;CR&quot;;[.D$21];&quot;_OFF&lt;&quot;;[.$A33];&quot;&gt;&quot;)" office:value-type="string" office:string-value="CR2_OFF&lt;1&gt;">
            <text:p>CR2_OFF&lt;1&gt;</text:p>
          </table:table-cell>
          <table:table-cell table:formula="of:=CONCATENATE(&quot;CR&quot;;[.E$21];&quot;_OFF&lt;&quot;;[.$A33];&quot;&gt;&quot;)" office:value-type="string" office:string-value="CR3_OFF&lt;1&gt;">
            <text:p>CR3_OFF&lt;1&gt;</text:p>
          </table:table-cell>
          <table:table-cell table:formula="of:=CONCATENATE(&quot;CR&quot;;[.F$21];&quot;_OFF&lt;&quot;;[.$A33];&quot;&gt;&quot;)" office:value-type="string" office:string-value="CR4_OFF&lt;1&gt;">
            <text:p>CR4_OFF&lt;1&gt;</text:p>
          </table:table-cell>
          <table:table-cell table:formula="of:=CONCATENATE(&quot;CR&quot;;[.G$21];&quot;_OFF&lt;&quot;;[.$A33];&quot;&gt;&quot;)" office:value-type="string" office:string-value="CR5_OFF&lt;1&gt;">
            <text:p>CR5_OFF&lt;1&gt;</text:p>
          </table:table-cell>
          <table:table-cell table:formula="of:=CONCATENATE(&quot;CR&quot;;[.H$21];&quot;_OFF&lt;&quot;;[.$A33];&quot;&gt;&quot;)" office:value-type="string" office:string-value="CR6_OFF&lt;1&gt;">
            <text:p>CR6_OFF&lt;1&gt;</text:p>
          </table:table-cell>
          <table:table-cell table:formula="of:=CONCATENATE(&quot;CR&quot;;[.I$21];&quot;_OFF&lt;&quot;;[.$A33];&quot;&gt;&quot;)" office:value-type="string" office:string-value="CR7_OFF&lt;1&gt;">
            <text:p>CR7_OFF&lt;1&gt;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formula="of:=CONCATENATE(&quot;CR&quot;;[.B$21];&quot;_OFF&lt;&quot;;[.$A34];&quot;&gt;&quot;)" office:value-type="string" office:string-value="CR0_OFF&lt;2&gt;">
            <text:p>CR0_OFF&lt;2&gt;</text:p>
          </table:table-cell>
          <table:table-cell table:formula="of:=CONCATENATE(&quot;CR&quot;;[.C$21];&quot;_OFF&lt;&quot;;[.$A34];&quot;&gt;&quot;)" office:value-type="string" office:string-value="CR1_OFF&lt;2&gt;">
            <text:p>CR1_OFF&lt;2&gt;</text:p>
          </table:table-cell>
          <table:table-cell table:formula="of:=CONCATENATE(&quot;CR&quot;;[.D$21];&quot;_OFF&lt;&quot;;[.$A34];&quot;&gt;&quot;)" office:value-type="string" office:string-value="CR2_OFF&lt;2&gt;">
            <text:p>CR2_OFF&lt;2&gt;</text:p>
          </table:table-cell>
          <table:table-cell table:formula="of:=CONCATENATE(&quot;CR&quot;;[.E$21];&quot;_OFF&lt;&quot;;[.$A34];&quot;&gt;&quot;)" office:value-type="string" office:string-value="CR3_OFF&lt;2&gt;">
            <text:p>CR3_OFF&lt;2&gt;</text:p>
          </table:table-cell>
          <table:table-cell table:formula="of:=CONCATENATE(&quot;CR&quot;;[.F$21];&quot;_OFF&lt;&quot;;[.$A34];&quot;&gt;&quot;)" office:value-type="string" office:string-value="CR4_OFF&lt;2&gt;">
            <text:p>CR4_OFF&lt;2&gt;</text:p>
          </table:table-cell>
          <table:table-cell table:formula="of:=CONCATENATE(&quot;CR&quot;;[.G$21];&quot;_OFF&lt;&quot;;[.$A34];&quot;&gt;&quot;)" office:value-type="string" office:string-value="CR5_OFF&lt;2&gt;">
            <text:p>CR5_OFF&lt;2&gt;</text:p>
          </table:table-cell>
          <table:table-cell table:formula="of:=CONCATENATE(&quot;CR&quot;;[.H$21];&quot;_OFF&lt;&quot;;[.$A34];&quot;&gt;&quot;)" office:value-type="string" office:string-value="CR6_OFF&lt;2&gt;">
            <text:p>CR6_OFF&lt;2&gt;</text:p>
          </table:table-cell>
          <table:table-cell table:formula="of:=CONCATENATE(&quot;CR&quot;;[.I$21];&quot;_OFF&lt;&quot;;[.$A34];&quot;&gt;&quot;)" office:value-type="string" office:string-value="CR7_OFF&lt;2&gt;">
            <text:p>CR7_OFF&lt;2&gt;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formula="of:=CONCATENATE(&quot;CR&quot;;[.B$21];&quot;_OFF&lt;&quot;;[.$A35];&quot;&gt;&quot;)" office:value-type="string" office:string-value="CR0_OFF&lt;3&gt;">
            <text:p>CR0_OFF&lt;3&gt;</text:p>
          </table:table-cell>
          <table:table-cell table:formula="of:=CONCATENATE(&quot;CR&quot;;[.C$21];&quot;_OFF&lt;&quot;;[.$A35];&quot;&gt;&quot;)" office:value-type="string" office:string-value="CR1_OFF&lt;3&gt;">
            <text:p>CR1_OFF&lt;3&gt;</text:p>
          </table:table-cell>
          <table:table-cell table:formula="of:=CONCATENATE(&quot;CR&quot;;[.D$21];&quot;_OFF&lt;&quot;;[.$A35];&quot;&gt;&quot;)" office:value-type="string" office:string-value="CR2_OFF&lt;3&gt;">
            <text:p>CR2_OFF&lt;3&gt;</text:p>
          </table:table-cell>
          <table:table-cell table:formula="of:=CONCATENATE(&quot;CR&quot;;[.E$21];&quot;_OFF&lt;&quot;;[.$A35];&quot;&gt;&quot;)" office:value-type="string" office:string-value="CR3_OFF&lt;3&gt;">
            <text:p>CR3_OFF&lt;3&gt;</text:p>
          </table:table-cell>
          <table:table-cell table:formula="of:=CONCATENATE(&quot;CR&quot;;[.F$21];&quot;_OFF&lt;&quot;;[.$A35];&quot;&gt;&quot;)" office:value-type="string" office:string-value="CR4_OFF&lt;3&gt;">
            <text:p>CR4_OFF&lt;3&gt;</text:p>
          </table:table-cell>
          <table:table-cell table:formula="of:=CONCATENATE(&quot;CR&quot;;[.G$21];&quot;_OFF&lt;&quot;;[.$A35];&quot;&gt;&quot;)" office:value-type="string" office:string-value="CR5_OFF&lt;3&gt;">
            <text:p>CR5_OFF&lt;3&gt;</text:p>
          </table:table-cell>
          <table:table-cell table:formula="of:=CONCATENATE(&quot;CR&quot;;[.H$21];&quot;_OFF&lt;&quot;;[.$A35];&quot;&gt;&quot;)" office:value-type="string" office:string-value="CR6_OFF&lt;3&gt;">
            <text:p>CR6_OFF&lt;3&gt;</text:p>
          </table:table-cell>
          <table:table-cell table:formula="of:=CONCATENATE(&quot;CR&quot;;[.I$21];&quot;_OFF&lt;&quot;;[.$A35];&quot;&gt;&quot;)" office:value-type="string" office:string-value="CR7_OFF&lt;3&gt;">
            <text:p>CR7_OFF&lt;3&gt;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formula="of:=CONCATENATE(&quot;CR&quot;;[.B$21];&quot;_OFF&lt;&quot;;[.$A36];&quot;&gt;&quot;)" office:value-type="string" office:string-value="CR0_OFF&lt;4&gt;">
            <text:p>CR0_OFF&lt;4&gt;</text:p>
          </table:table-cell>
          <table:table-cell table:formula="of:=CONCATENATE(&quot;CR&quot;;[.C$21];&quot;_OFF&lt;&quot;;[.$A36];&quot;&gt;&quot;)" office:value-type="string" office:string-value="CR1_OFF&lt;4&gt;">
            <text:p>CR1_OFF&lt;4&gt;</text:p>
          </table:table-cell>
          <table:table-cell table:formula="of:=CONCATENATE(&quot;CR&quot;;[.D$21];&quot;_OFF&lt;&quot;;[.$A36];&quot;&gt;&quot;)" office:value-type="string" office:string-value="CR2_OFF&lt;4&gt;">
            <text:p>CR2_OFF&lt;4&gt;</text:p>
          </table:table-cell>
          <table:table-cell table:formula="of:=CONCATENATE(&quot;CR&quot;;[.E$21];&quot;_OFF&lt;&quot;;[.$A36];&quot;&gt;&quot;)" office:value-type="string" office:string-value="CR3_OFF&lt;4&gt;">
            <text:p>CR3_OFF&lt;4&gt;</text:p>
          </table:table-cell>
          <table:table-cell table:formula="of:=CONCATENATE(&quot;CR&quot;;[.F$21];&quot;_OFF&lt;&quot;;[.$A36];&quot;&gt;&quot;)" office:value-type="string" office:string-value="CR4_OFF&lt;4&gt;">
            <text:p>CR4_OFF&lt;4&gt;</text:p>
          </table:table-cell>
          <table:table-cell table:formula="of:=CONCATENATE(&quot;CR&quot;;[.G$21];&quot;_OFF&lt;&quot;;[.$A36];&quot;&gt;&quot;)" office:value-type="string" office:string-value="CR5_OFF&lt;4&gt;">
            <text:p>CR5_OFF&lt;4&gt;</text:p>
          </table:table-cell>
          <table:table-cell table:formula="of:=CONCATENATE(&quot;CR&quot;;[.H$21];&quot;_OFF&lt;&quot;;[.$A36];&quot;&gt;&quot;)" office:value-type="string" office:string-value="CR6_OFF&lt;4&gt;">
            <text:p>CR6_OFF&lt;4&gt;</text:p>
          </table:table-cell>
          <table:table-cell table:formula="of:=CONCATENATE(&quot;CR&quot;;[.I$21];&quot;_OFF&lt;&quot;;[.$A36];&quot;&gt;&quot;)" office:value-type="string" office:string-value="CR7_OFF&lt;4&gt;">
            <text:p>CR7_OFF&lt;4&gt;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formula="of:=CONCATENATE(&quot;CR&quot;;[.B$21];&quot;_OFF&lt;&quot;;[.$A37];&quot;&gt;&quot;)" office:value-type="string" office:string-value="CR0_OFF&lt;5&gt;">
            <text:p>CR0_OFF&lt;5&gt;</text:p>
          </table:table-cell>
          <table:table-cell table:formula="of:=CONCATENATE(&quot;CR&quot;;[.C$21];&quot;_OFF&lt;&quot;;[.$A37];&quot;&gt;&quot;)" office:value-type="string" office:string-value="CR1_OFF&lt;5&gt;">
            <text:p>CR1_OFF&lt;5&gt;</text:p>
          </table:table-cell>
          <table:table-cell table:formula="of:=CONCATENATE(&quot;CR&quot;;[.D$21];&quot;_OFF&lt;&quot;;[.$A37];&quot;&gt;&quot;)" office:value-type="string" office:string-value="CR2_OFF&lt;5&gt;">
            <text:p>CR2_OFF&lt;5&gt;</text:p>
          </table:table-cell>
          <table:table-cell table:formula="of:=CONCATENATE(&quot;CR&quot;;[.E$21];&quot;_OFF&lt;&quot;;[.$A37];&quot;&gt;&quot;)" office:value-type="string" office:string-value="CR3_OFF&lt;5&gt;">
            <text:p>CR3_OFF&lt;5&gt;</text:p>
          </table:table-cell>
          <table:table-cell table:formula="of:=CONCATENATE(&quot;CR&quot;;[.F$21];&quot;_OFF&lt;&quot;;[.$A37];&quot;&gt;&quot;)" office:value-type="string" office:string-value="CR4_OFF&lt;5&gt;">
            <text:p>CR4_OFF&lt;5&gt;</text:p>
          </table:table-cell>
          <table:table-cell table:formula="of:=CONCATENATE(&quot;CR&quot;;[.G$21];&quot;_OFF&lt;&quot;;[.$A37];&quot;&gt;&quot;)" office:value-type="string" office:string-value="CR5_OFF&lt;5&gt;">
            <text:p>CR5_OFF&lt;5&gt;</text:p>
          </table:table-cell>
          <table:table-cell table:formula="of:=CONCATENATE(&quot;CR&quot;;[.H$21];&quot;_OFF&lt;&quot;;[.$A37];&quot;&gt;&quot;)" office:value-type="string" office:string-value="CR6_OFF&lt;5&gt;">
            <text:p>CR6_OFF&lt;5&gt;</text:p>
          </table:table-cell>
          <table:table-cell table:formula="of:=CONCATENATE(&quot;CR&quot;;[.I$21];&quot;_OFF&lt;&quot;;[.$A37];&quot;&gt;&quot;)" office:value-type="string" office:string-value="CR7_OFF&lt;5&gt;">
            <text:p>CR7_OFF&lt;5&gt;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formula="of:=CONCATENATE(&quot;CR&quot;;[.B$21];&quot;_OFF&lt;&quot;;[.$A38];&quot;&gt;&quot;)" office:value-type="string" office:string-value="CR0_OFF&lt;6&gt;">
            <text:p>CR0_OFF&lt;6&gt;</text:p>
          </table:table-cell>
          <table:table-cell table:formula="of:=CONCATENATE(&quot;CR&quot;;[.C$21];&quot;_OFF&lt;&quot;;[.$A38];&quot;&gt;&quot;)" office:value-type="string" office:string-value="CR1_OFF&lt;6&gt;">
            <text:p>CR1_OFF&lt;6&gt;</text:p>
          </table:table-cell>
          <table:table-cell table:formula="of:=CONCATENATE(&quot;CR&quot;;[.D$21];&quot;_OFF&lt;&quot;;[.$A38];&quot;&gt;&quot;)" office:value-type="string" office:string-value="CR2_OFF&lt;6&gt;">
            <text:p>CR2_OFF&lt;6&gt;</text:p>
          </table:table-cell>
          <table:table-cell table:formula="of:=CONCATENATE(&quot;CR&quot;;[.E$21];&quot;_OFF&lt;&quot;;[.$A38];&quot;&gt;&quot;)" office:value-type="string" office:string-value="CR3_OFF&lt;6&gt;">
            <text:p>CR3_OFF&lt;6&gt;</text:p>
          </table:table-cell>
          <table:table-cell table:formula="of:=CONCATENATE(&quot;CR&quot;;[.F$21];&quot;_OFF&lt;&quot;;[.$A38];&quot;&gt;&quot;)" office:value-type="string" office:string-value="CR4_OFF&lt;6&gt;">
            <text:p>CR4_OFF&lt;6&gt;</text:p>
          </table:table-cell>
          <table:table-cell table:formula="of:=CONCATENATE(&quot;CR&quot;;[.G$21];&quot;_OFF&lt;&quot;;[.$A38];&quot;&gt;&quot;)" office:value-type="string" office:string-value="CR5_OFF&lt;6&gt;">
            <text:p>CR5_OFF&lt;6&gt;</text:p>
          </table:table-cell>
          <table:table-cell table:formula="of:=CONCATENATE(&quot;CR&quot;;[.H$21];&quot;_OFF&lt;&quot;;[.$A38];&quot;&gt;&quot;)" office:value-type="string" office:string-value="CR6_OFF&lt;6&gt;">
            <text:p>CR6_OFF&lt;6&gt;</text:p>
          </table:table-cell>
          <table:table-cell table:formula="of:=CONCATENATE(&quot;CR&quot;;[.I$21];&quot;_OFF&lt;&quot;;[.$A38];&quot;&gt;&quot;)" office:value-type="string" office:string-value="CR7_OFF&lt;6&gt;">
            <text:p>CR7_OFF&lt;6&gt;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formula="of:=CONCATENATE(&quot;CR&quot;;[.B$21];&quot;_OFF&lt;&quot;;[.$A39];&quot;&gt;&quot;)" office:value-type="string" office:string-value="CR0_OFF&lt;7&gt;">
            <text:p>CR0_OFF&lt;7&gt;</text:p>
          </table:table-cell>
          <table:table-cell table:formula="of:=CONCATENATE(&quot;CR&quot;;[.C$21];&quot;_OFF&lt;&quot;;[.$A39];&quot;&gt;&quot;)" office:value-type="string" office:string-value="CR1_OFF&lt;7&gt;">
            <text:p>CR1_OFF&lt;7&gt;</text:p>
          </table:table-cell>
          <table:table-cell table:formula="of:=CONCATENATE(&quot;CR&quot;;[.D$21];&quot;_OFF&lt;&quot;;[.$A39];&quot;&gt;&quot;)" office:value-type="string" office:string-value="CR2_OFF&lt;7&gt;">
            <text:p>CR2_OFF&lt;7&gt;</text:p>
          </table:table-cell>
          <table:table-cell table:formula="of:=CONCATENATE(&quot;CR&quot;;[.E$21];&quot;_OFF&lt;&quot;;[.$A39];&quot;&gt;&quot;)" office:value-type="string" office:string-value="CR3_OFF&lt;7&gt;">
            <text:p>CR3_OFF&lt;7&gt;</text:p>
          </table:table-cell>
          <table:table-cell table:formula="of:=CONCATENATE(&quot;CR&quot;;[.F$21];&quot;_OFF&lt;&quot;;[.$A39];&quot;&gt;&quot;)" office:value-type="string" office:string-value="CR4_OFF&lt;7&gt;">
            <text:p>CR4_OFF&lt;7&gt;</text:p>
          </table:table-cell>
          <table:table-cell table:formula="of:=CONCATENATE(&quot;CR&quot;;[.G$21];&quot;_OFF&lt;&quot;;[.$A39];&quot;&gt;&quot;)" office:value-type="string" office:string-value="CR5_OFF&lt;7&gt;">
            <text:p>CR5_OFF&lt;7&gt;</text:p>
          </table:table-cell>
          <table:table-cell table:formula="of:=CONCATENATE(&quot;CR&quot;;[.H$21];&quot;_OFF&lt;&quot;;[.$A39];&quot;&gt;&quot;)" office:value-type="string" office:string-value="CR6_OFF&lt;7&gt;">
            <text:p>CR6_OFF&lt;7&gt;</text:p>
          </table:table-cell>
          <table:table-cell table:formula="of:=CONCATENATE(&quot;CR&quot;;[.I$21];&quot;_OFF&lt;&quot;;[.$A39];&quot;&gt;&quot;)" office:value-type="string" office:string-value="CR7_OFF&lt;7&gt;">
            <text:p>CR7_OFF&lt;7&gt;</text:p>
          </table:table-cell>
          <table:table-cell table:number-columns-repeated="10"/>
        </table:table-row>
        <table:table-row table:style-name="ro1">
          <table:table-cell/>
          <table:table-cell table:formula="of:=CONCATENATE(&quot;CR&quot;;[.B$21];&quot;_OFF&lt;&quot;;&quot;7:0&gt;&quot;)" office:value-type="string" office:string-value="CR0_OFF&lt;7:0&gt;">
            <text:p>CR0_OFF&lt;7:0&gt;</text:p>
          </table:table-cell>
          <table:table-cell table:formula="of:=CONCATENATE(&quot;CR&quot;;[.C$21];&quot;_OFF&lt;&quot;;&quot;7:0&gt;&quot;)" office:value-type="string" office:string-value="CR1_OFF&lt;7:0&gt;">
            <text:p>CR1_OFF&lt;7:0&gt;</text:p>
          </table:table-cell>
          <table:table-cell table:formula="of:=CONCATENATE(&quot;CR&quot;;[.D$21];&quot;_OFF&lt;&quot;;&quot;7:0&gt;&quot;)" office:value-type="string" office:string-value="CR2_OFF&lt;7:0&gt;">
            <text:p>CR2_OFF&lt;7:0&gt;</text:p>
          </table:table-cell>
          <table:table-cell table:formula="of:=CONCATENATE(&quot;CR&quot;;[.E$21];&quot;_OFF&lt;&quot;;&quot;7:0&gt;&quot;)" office:value-type="string" office:string-value="CR3_OFF&lt;7:0&gt;">
            <text:p>CR3_OFF&lt;7:0&gt;</text:p>
          </table:table-cell>
          <table:table-cell table:formula="of:=CONCATENATE(&quot;CR&quot;;[.F$21];&quot;_OFF&lt;&quot;;&quot;7:0&gt;&quot;)" office:value-type="string" office:string-value="CR4_OFF&lt;7:0&gt;">
            <text:p>CR4_OFF&lt;7:0&gt;</text:p>
          </table:table-cell>
          <table:table-cell table:formula="of:=CONCATENATE(&quot;CR&quot;;[.G$21];&quot;_OFF&lt;&quot;;&quot;7:0&gt;&quot;)" office:value-type="string" office:string-value="CR5_OFF&lt;7:0&gt;">
            <text:p>CR5_OFF&lt;7:0&gt;</text:p>
          </table:table-cell>
          <table:table-cell table:formula="of:=CONCATENATE(&quot;CR&quot;;[.H$21];&quot;_OFF&lt;&quot;;&quot;7:0&gt;&quot;)" office:value-type="string" office:string-value="CR6_OFF&lt;7:0&gt;">
            <text:p>CR6_OFF&lt;7:0&gt;</text:p>
          </table:table-cell>
          <table:table-cell table:formula="of:=CONCATENATE(&quot;CR&quot;;[.I$21];&quot;_OFF&lt;&quot;;&quot;7:0&gt;&quot;)" office:value-type="string" office:string-value="CR7_OFF&lt;7:0&gt;">
            <text:p>CR7_OFF&lt;7:0&gt;</text:p>
          </table:table-cell>
          <table:table-cell table:number-columns-repeated="10"/>
        </table:table-row>
        <table:table-row table:style-name="ro1">
          <table:table-cell/>
          <table:table-cell table:formula="of:=CONCATENATE(&quot;CREQ_ON&lt;&quot;;[.B$21];&quot;&gt;&quot;)" office:value-type="string" office:string-value="CREQ_ON&lt;0&gt;">
            <text:p>CREQ_ON&lt;0&gt;</text:p>
          </table:table-cell>
          <table:table-cell table:formula="of:=CONCATENATE(&quot;CREQ_ON&lt;&quot;;[.C$21];&quot;&gt;&quot;)" office:value-type="string" office:string-value="CREQ_ON&lt;1&gt;">
            <text:p>CREQ_ON&lt;1&gt;</text:p>
          </table:table-cell>
          <table:table-cell table:formula="of:=CONCATENATE(&quot;CREQ_ON&lt;&quot;;[.D$21];&quot;&gt;&quot;)" office:value-type="string" office:string-value="CREQ_ON&lt;2&gt;">
            <text:p>CREQ_ON&lt;2&gt;</text:p>
          </table:table-cell>
          <table:table-cell table:formula="of:=CONCATENATE(&quot;CREQ_ON&lt;&quot;;[.E$21];&quot;&gt;&quot;)" office:value-type="string" office:string-value="CREQ_ON&lt;3&gt;">
            <text:p>CREQ_ON&lt;3&gt;</text:p>
          </table:table-cell>
          <table:table-cell table:formula="of:=CONCATENATE(&quot;CREQ_ON&lt;&quot;;[.F$21];&quot;&gt;&quot;)" office:value-type="string" office:string-value="CREQ_ON&lt;4&gt;">
            <text:p>CREQ_ON&lt;4&gt;</text:p>
          </table:table-cell>
          <table:table-cell table:formula="of:=CONCATENATE(&quot;CREQ_ON&lt;&quot;;[.G$21];&quot;&gt;&quot;)" office:value-type="string" office:string-value="CREQ_ON&lt;5&gt;">
            <text:p>CREQ_ON&lt;5&gt;</text:p>
          </table:table-cell>
          <table:table-cell table:formula="of:=CONCATENATE(&quot;CREQ_ON&lt;&quot;;[.H$21];&quot;&gt;&quot;)" office:value-type="string" office:string-value="CREQ_ON&lt;6&gt;">
            <text:p>CREQ_ON&lt;6&gt;</text:p>
          </table:table-cell>
          <table:table-cell table:formula="of:=CONCATENATE(&quot;CREQ_ON&lt;&quot;;[.I$21];&quot;&gt;&quot;)" office:value-type="string" office:string-value="CREQ_ON&lt;7&gt;">
            <text:p>CREQ_ON&lt;7&gt;</text:p>
          </table:table-cell>
          <table:table-cell table:number-columns-repeated="10"/>
        </table:table-row>
        <table:table-row table:style-name="ro1">
          <table:table-cell/>
          <table:table-cell table:formula="of:=CONCATENATE(&quot;CREQ_OFF&lt;&quot;;[.B$21];&quot;&gt;&quot;)" office:value-type="string" office:string-value="CREQ_OFF&lt;0&gt;">
            <text:p>CREQ_OFF&lt;0&gt;</text:p>
          </table:table-cell>
          <table:table-cell table:formula="of:=CONCATENATE(&quot;CREQ_OFF&lt;&quot;;[.C$21];&quot;&gt;&quot;)" office:value-type="string" office:string-value="CREQ_OFF&lt;1&gt;">
            <text:p>CREQ_OFF&lt;1&gt;</text:p>
          </table:table-cell>
          <table:table-cell table:formula="of:=CONCATENATE(&quot;CREQ_OFF&lt;&quot;;[.D$21];&quot;&gt;&quot;)" office:value-type="string" office:string-value="CREQ_OFF&lt;2&gt;">
            <text:p>CREQ_OFF&lt;2&gt;</text:p>
          </table:table-cell>
          <table:table-cell table:formula="of:=CONCATENATE(&quot;CREQ_OFF&lt;&quot;;[.E$21];&quot;&gt;&quot;)" office:value-type="string" office:string-value="CREQ_OFF&lt;3&gt;">
            <text:p>CREQ_OFF&lt;3&gt;</text:p>
          </table:table-cell>
          <table:table-cell table:formula="of:=CONCATENATE(&quot;CREQ_OFF&lt;&quot;;[.F$21];&quot;&gt;&quot;)" office:value-type="string" office:string-value="CREQ_OFF&lt;4&gt;">
            <text:p>CREQ_OFF&lt;4&gt;</text:p>
          </table:table-cell>
          <table:table-cell table:formula="of:=CONCATENATE(&quot;CREQ_OFF&lt;&quot;;[.G$21];&quot;&gt;&quot;)" office:value-type="string" office:string-value="CREQ_OFF&lt;5&gt;">
            <text:p>CREQ_OFF&lt;5&gt;</text:p>
          </table:table-cell>
          <table:table-cell table:formula="of:=CONCATENATE(&quot;CREQ_OFF&lt;&quot;;[.H$21];&quot;&gt;&quot;)" office:value-type="string" office:string-value="CREQ_OFF&lt;6&gt;">
            <text:p>CREQ_OFF&lt;6&gt;</text:p>
          </table:table-cell>
          <table:table-cell table:formula="of:=CONCATENATE(&quot;CREQ_OFF&lt;&quot;;[.I$21];&quot;&gt;&quot;)" office:value-type="string" office:string-value="CREQ_OFF&lt;7&gt;">
            <text:p>CREQ_OFF&lt;7&gt;</text:p>
          </table:table-cell>
          <table:table-cell table:number-columns-repeated="10"/>
        </table:table-row>
        <table:table-row table:style-name="ro1">
          <table:table-cell/>
          <table:table-cell table:formula="of:=CONCATENATE(&quot;nACKCREQ&lt;&quot;;[.B$21];&quot;&gt;&quot;)" office:value-type="string" office:string-value="nACKCREQ&lt;0&gt;">
            <text:p>nACKCREQ&lt;0&gt;</text:p>
          </table:table-cell>
          <table:table-cell table:formula="of:=CONCATENATE(&quot;nACKCREQ&lt;&quot;;[.C$21];&quot;&gt;&quot;)" office:value-type="string" office:string-value="nACKCREQ&lt;1&gt;">
            <text:p>nACKCREQ&lt;1&gt;</text:p>
          </table:table-cell>
          <table:table-cell table:formula="of:=CONCATENATE(&quot;nACKCREQ&lt;&quot;;[.D$21];&quot;&gt;&quot;)" office:value-type="string" office:string-value="nACKCREQ&lt;2&gt;">
            <text:p>nACKCREQ&lt;2&gt;</text:p>
          </table:table-cell>
          <table:table-cell table:formula="of:=CONCATENATE(&quot;nACKCREQ&lt;&quot;;[.E$21];&quot;&gt;&quot;)" office:value-type="string" office:string-value="nACKCREQ&lt;3&gt;">
            <text:p>nACKCREQ&lt;3&gt;</text:p>
          </table:table-cell>
          <table:table-cell table:formula="of:=CONCATENATE(&quot;nACKCREQ&lt;&quot;;[.F$21];&quot;&gt;&quot;)" office:value-type="string" office:string-value="nACKCREQ&lt;4&gt;">
            <text:p>nACKCREQ&lt;4&gt;</text:p>
          </table:table-cell>
          <table:table-cell table:formula="of:=CONCATENATE(&quot;nACKCREQ&lt;&quot;;[.G$21];&quot;&gt;&quot;)" office:value-type="string" office:string-value="nACKCREQ&lt;5&gt;">
            <text:p>nACKCREQ&lt;5&gt;</text:p>
          </table:table-cell>
          <table:table-cell table:formula="of:=CONCATENATE(&quot;nACKCREQ&lt;&quot;;[.H$21];&quot;&gt;&quot;)" office:value-type="string" office:string-value="nACKCREQ&lt;6&gt;">
            <text:p>nACKCREQ&lt;6&gt;</text:p>
          </table:table-cell>
          <table:table-cell table:formula="of:=CONCATENATE(&quot;nACKCREQ&lt;&quot;;[.I$21];&quot;&gt;&quot;)" office:value-type="string" office:string-value="nACKCREQ&lt;7&gt;">
            <text:p>nACKCREQ&lt;7&gt;</text:p>
          </table:table-cell>
          <table:table-cell table:number-columns-repeated="10"/>
        </table:table-row>
      </table:table>
      <table:table table:name="Planilha2" table:style-name="ta1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21/06/2016</text:date>, <text:time>18:5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54:45</meta:creation-date>
    <dc:date>2016-06-21T18:53:53</dc:date>
    <meta:editing-duration>PT2H59M10S</meta:editing-duration>
    <meta:editing-cycles>4</meta:editing-cycles>
    <meta:generator>LibreOffice/3.4$Unix LibreOffice_project/340m1$Build-203</meta:generator>
    <meta:document-statistic meta:table-count="3" meta:cell-count="490" meta:object-count="0"/>
  </office:meta>
</office:document-meta>
</file>